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827in"/>
    </style:style>
    <style:style style:name="co2" style:family="table-column">
      <style:table-column-properties fo:break-before="auto" style:column-width="0.8917in"/>
    </style:style>
    <style:style style:name="co3" style:family="table-column">
      <style:table-column-properties fo:break-before="auto" style:column-width="1.1917in"/>
    </style:style>
    <style:style style:name="co4" style:family="table-column">
      <style:table-column-properties fo:break-before="auto" style:column-width="1.3339in"/>
    </style:style>
    <style:style style:name="ro1" style:family="table-row">
      <style:table-row-properties style:row-height="0.1862in" fo:break-before="auto" style:use-optimal-row-height="false"/>
    </style:style>
    <style:style style:name="ro2" style:family="table-row">
      <style:table-row-properties style:row-height="0.2035in" fo:break-before="auto" style:use-optimal-row-height="false"/>
    </style:style>
    <style:style style:name="ro3" style:family="table-row">
      <style:table-row-properties style:row-height="0.1783in" fo:break-before="auto" style:use-optimal-row-height="fals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29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 style:data-style-name="N129">
      <style:table-cell-properties fo:padding="0.028in"/>
    </style:style>
    <style:style style:name="ce3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5" style:family="table-cell" style:parent-style-name="Default" style:data-style-name="N129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 style:data-style-name="N129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7" style:family="table-cell" style:parent-style-name="Default">
      <style:table-cell-properties fo:padding="0.028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use-regular-expressions="false" table:use-wildcards="true"/>
      <table:table table:name="Arkusz1" table:style-name="ta1">
        <office:forms form:automatic-focus="false" form:apply-design-mode="false"/>
        <table:shapes>
          <draw:frame draw:z-index="0" draw:style-name="gr1" draw:text-style-name="P1" svg:width="7.639in" svg:height="4.837in" svg:x="8.7469in" svg:y="0.211in">
            <draw:object draw:notify-on-update-of-ranges="Arkusz1.B1:Arkusz1.B102 Arkusz1.D1:Arkusz1.D102 Arkusz1.F1:Arkusz1.F1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4"/>
        <table:table-column table:style-name="co2" table:default-cell-style-name="ce6"/>
        <table:table-column table:style-name="co3" table:default-cell-style-name="ce6"/>
        <table:table-column table:style-name="co2" table:default-cell-style-name="ce2"/>
        <table:table-column table:style-name="co4" table:default-cell-style-name="ce6"/>
        <table:table-column table:style-name="co2" table:default-cell-style-name="ce2"/>
        <table:table-column table:style-name="co2" table:default-cell-style-name="ce6"/>
        <table:table-column table:style-name="co2" table:number-columns-repeated="249" table:default-cell-style-name="ce2"/>
        <table:table-column table:style-name="co2" table:number-columns-repeated="767" table:default-cell-style-name="Default"/>
        <table:table-row table:style-name="ro1">
          <table:table-cell table:style-name="ce1" office:value-type="string" calcext:value-type="string">
            <text:p>h=</text:p>
          </table:table-cell>
          <table:table-cell table:style-name="ce3" office:value-type="float" office:value="0.05" calcext:value-type="float">
            <text:p>0.05</text:p>
          </table:table-cell>
          <table:table-cell table:style-name="ce5"/>
          <table:table-cell table:style-name="ce5" office:value-type="string" calcext:value-type="string">
            <text:p>Wartość y_n</text:p>
          </table:table-cell>
          <table:table-cell table:style-name="ce1"/>
          <table:table-cell table:style-name="ce5" office:value-type="string" calcext:value-type="string">
            <text:p>Prawdziwa wartość</text:p>
          </table:table-cell>
          <table:table-cell table:style-name="ce1"/>
          <table:table-cell table:style-name="ce5" office:value-type="string" calcext:value-type="string">
            <text:p>Różnica</text:p>
          </table:table-cell>
          <table:table-cell table:style-name="ce1" table:number-columns-repeated="1016"/>
        </table:table-row>
        <table:table-row table:style-name="ro2">
          <table:table-cell office:value-type="string" calcext:value-type="string">
            <text:p>t0</text:p>
          </table:table-cell>
          <table:table-cell table:style-name="ce3" office:value-type="float" office:value="0" calcext:value-type="float">
            <text:p>0.00</text:p>
          </table:table-cell>
          <table:table-cell office:value-type="string" calcext:value-type="string">
            <text:p>y0</text:p>
          </table:table-cell>
          <table:table-cell table:style-name="ce5" office:value-type="float" office:value="2" calcext:value-type="float">
            <text:p>2.0000</text:p>
          </table:table-cell>
          <table:table-cell/>
          <table:table-cell table:formula="of:=2*EXP([.B2])" office:value-type="float" office:value="2" calcext:value-type="float">
            <text:p>2.0000</text:p>
          </table:table-cell>
          <table:table-cell/>
          <table:table-cell table:formula="of:=[.F2]-[.D2]" office:value-type="float" office:value="0" calcext:value-type="float">
            <text:p>0.00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1</text:p>
          </table:table-cell>
          <table:table-cell table:formula="of:=[.$B$1]+[.B2]" office:value-type="float" office:value="0.05" calcext:value-type="float">
            <text:p>0.05</text:p>
          </table:table-cell>
          <table:table-cell office:value-type="string" calcext:value-type="string">
            <text:p>y1</text:p>
          </table:table-cell>
          <table:table-cell table:formula="of:=[.D2] + [.D2]*[.$B$1]" office:value-type="float" office:value="2.1" calcext:value-type="float">
            <text:p>2.1000</text:p>
          </table:table-cell>
          <table:table-cell/>
          <table:table-cell table:formula="of:=2*EXP([.B3])" office:value-type="float" office:value="2.10254219275205" calcext:value-type="float">
            <text:p>2.1025</text:p>
          </table:table-cell>
          <table:table-cell/>
          <table:table-cell table:formula="of:=[.F3]-[.D3]" office:value-type="float" office:value="0.00254219275204814" calcext:value-type="float">
            <text:p>0.002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2</text:p>
          </table:table-cell>
          <table:table-cell table:formula="of:=[.$B$1]+[.B3]" office:value-type="float" office:value="0.1" calcext:value-type="float">
            <text:p>0.10</text:p>
          </table:table-cell>
          <table:table-cell office:value-type="string" calcext:value-type="string">
            <text:p>y2</text:p>
          </table:table-cell>
          <table:table-cell table:formula="of:=[.D3] + [.D3]*[.$B$1]" office:value-type="float" office:value="2.205" calcext:value-type="float">
            <text:p>2.2050</text:p>
          </table:table-cell>
          <table:table-cell/>
          <table:table-cell table:formula="of:=2*EXP([.B4])" office:value-type="float" office:value="2.2103418361513" calcext:value-type="float">
            <text:p>2.2103</text:p>
          </table:table-cell>
          <table:table-cell/>
          <table:table-cell table:formula="of:=[.F4]-[.D4]" office:value-type="float" office:value="0.00534183615129535" calcext:value-type="float">
            <text:p>0.005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3</text:p>
          </table:table-cell>
          <table:table-cell table:formula="of:=[.$B$1]+[.B4]" office:value-type="float" office:value="0.15" calcext:value-type="float">
            <text:p>0.15</text:p>
          </table:table-cell>
          <table:table-cell office:value-type="string" calcext:value-type="string">
            <text:p>y3</text:p>
          </table:table-cell>
          <table:table-cell table:formula="of:=[.D4] + [.D4]*[.$B$1]" office:value-type="float" office:value="2.31525" calcext:value-type="float">
            <text:p>2.3153</text:p>
          </table:table-cell>
          <table:table-cell/>
          <table:table-cell table:formula="of:=2*EXP([.B5])" office:value-type="float" office:value="2.32366848545657" calcext:value-type="float">
            <text:p>2.3237</text:p>
          </table:table-cell>
          <table:table-cell/>
          <table:table-cell table:formula="of:=[.F5]-[.D5]" office:value-type="float" office:value="0.00841848545656587" calcext:value-type="float">
            <text:p>0.008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4</text:p>
          </table:table-cell>
          <table:table-cell table:formula="of:=[.$B$1]+[.B5]" office:value-type="float" office:value="0.2" calcext:value-type="float">
            <text:p>0.20</text:p>
          </table:table-cell>
          <table:table-cell office:value-type="string" calcext:value-type="string">
            <text:p>y4</text:p>
          </table:table-cell>
          <table:table-cell table:formula="of:=[.D5] + [.D5]*[.$B$1]" office:value-type="float" office:value="2.4310125" calcext:value-type="float">
            <text:p>2.4310</text:p>
          </table:table-cell>
          <table:table-cell/>
          <table:table-cell table:formula="of:=2*EXP([.B6])" office:value-type="float" office:value="2.44280551632034" calcext:value-type="float">
            <text:p>2.4428</text:p>
          </table:table-cell>
          <table:table-cell/>
          <table:table-cell table:formula="of:=[.F6]-[.D6]" office:value-type="float" office:value="0.0117930163203392" calcext:value-type="float">
            <text:p>0.01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5</text:p>
          </table:table-cell>
          <table:table-cell table:formula="of:=[.$B$1]+[.B6]" office:value-type="float" office:value="0.25" calcext:value-type="float">
            <text:p>0.25</text:p>
          </table:table-cell>
          <table:table-cell office:value-type="string" calcext:value-type="string">
            <text:p>y5</text:p>
          </table:table-cell>
          <table:table-cell table:formula="of:=[.D6] + [.D6]*[.$B$1]" office:value-type="float" office:value="2.552563125" calcext:value-type="float">
            <text:p>2.5526</text:p>
          </table:table-cell>
          <table:table-cell/>
          <table:table-cell table:formula="of:=2*EXP([.B7])" office:value-type="float" office:value="2.56805083337548" calcext:value-type="float">
            <text:p>2.5681</text:p>
          </table:table-cell>
          <table:table-cell/>
          <table:table-cell table:formula="of:=[.F7]-[.D7]" office:value-type="float" office:value="0.0154877083754821" calcext:value-type="float">
            <text:p>0.015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6</text:p>
          </table:table-cell>
          <table:table-cell table:formula="of:=[.$B$1]+[.B7]" office:value-type="float" office:value="0.3" calcext:value-type="float">
            <text:p>0.30</text:p>
          </table:table-cell>
          <table:table-cell office:value-type="string" calcext:value-type="string">
            <text:p>y6</text:p>
          </table:table-cell>
          <table:table-cell table:formula="of:=[.D7] + [.D7]*[.$B$1]" office:value-type="float" office:value="2.68019128125" calcext:value-type="float">
            <text:p>2.6802</text:p>
          </table:table-cell>
          <table:table-cell/>
          <table:table-cell table:formula="of:=2*EXP([.B8])" office:value-type="float" office:value="2.69971761515201" calcext:value-type="float">
            <text:p>2.6997</text:p>
          </table:table-cell>
          <table:table-cell/>
          <table:table-cell table:formula="of:=[.F8]-[.D8]" office:value-type="float" office:value="0.0195263339020055" calcext:value-type="float">
            <text:p>0.019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7</text:p>
          </table:table-cell>
          <table:table-cell table:formula="of:=[.$B$1]+[.B8]" office:value-type="float" office:value="0.35" calcext:value-type="float">
            <text:p>0.35</text:p>
          </table:table-cell>
          <table:table-cell office:value-type="string" calcext:value-type="string">
            <text:p>y7</text:p>
          </table:table-cell>
          <table:table-cell table:formula="of:=[.D8] + [.D8]*[.$B$1]" office:value-type="float" office:value="2.8142008453125" calcext:value-type="float">
            <text:p>2.8142</text:p>
          </table:table-cell>
          <table:table-cell/>
          <table:table-cell table:formula="of:=2*EXP([.B9])" office:value-type="float" office:value="2.83813509718651" calcext:value-type="float">
            <text:p>2.8381</text:p>
          </table:table-cell>
          <table:table-cell/>
          <table:table-cell table:formula="of:=[.F9]-[.D9]" office:value-type="float" office:value="0.0239342518740133" calcext:value-type="float">
            <text:p>0.023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8</text:p>
          </table:table-cell>
          <table:table-cell table:formula="of:=[.$B$1]+[.B9]" office:value-type="float" office:value="0.4" calcext:value-type="float">
            <text:p>0.40</text:p>
          </table:table-cell>
          <table:table-cell office:value-type="string" calcext:value-type="string">
            <text:p>y8</text:p>
          </table:table-cell>
          <table:table-cell table:formula="of:=[.D9] + [.D9]*[.$B$1]" office:value-type="float" office:value="2.95491088757813" calcext:value-type="float">
            <text:p>2.9549</text:p>
          </table:table-cell>
          <table:table-cell/>
          <table:table-cell table:formula="of:=2*EXP([.B10])" office:value-type="float" office:value="2.98364939528254" calcext:value-type="float">
            <text:p>2.9836</text:p>
          </table:table-cell>
          <table:table-cell/>
          <table:table-cell table:formula="of:=[.F10]-[.D10]" office:value-type="float" office:value="0.0287385077044147" calcext:value-type="float">
            <text:p>0.028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9</text:p>
          </table:table-cell>
          <table:table-cell table:formula="of:=[.$B$1]+[.B10]" office:value-type="float" office:value="0.45" calcext:value-type="float">
            <text:p>0.45</text:p>
          </table:table-cell>
          <table:table-cell office:value-type="string" calcext:value-type="string">
            <text:p>y9</text:p>
          </table:table-cell>
          <table:table-cell table:formula="of:=[.D10] + [.D10]*[.$B$1]" office:value-type="float" office:value="3.10265643195703" calcext:value-type="float">
            <text:p>3.1027</text:p>
          </table:table-cell>
          <table:table-cell/>
          <table:table-cell table:formula="of:=2*EXP([.B11])" office:value-type="float" office:value="3.13662437098034" calcext:value-type="float">
            <text:p>3.1366</text:p>
          </table:table-cell>
          <table:table-cell/>
          <table:table-cell table:formula="of:=[.F11]-[.D11]" office:value-type="float" office:value="0.033967939023305" calcext:value-type="float">
            <text:p>0.034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10</text:p>
          </table:table-cell>
          <table:table-cell table:formula="of:=[.$B$1]+[.B11]" office:value-type="float" office:value="0.5" calcext:value-type="float">
            <text:p>0.50</text:p>
          </table:table-cell>
          <table:table-cell office:value-type="string" calcext:value-type="string">
            <text:p>y10</text:p>
          </table:table-cell>
          <table:table-cell table:formula="of:=[.D11] + [.D11]*[.$B$1]" office:value-type="float" office:value="3.25778925355488" calcext:value-type="float">
            <text:p>3.2578</text:p>
          </table:table-cell>
          <table:table-cell/>
          <table:table-cell table:formula="of:=2*EXP([.B12])" office:value-type="float" office:value="3.29744254140026" calcext:value-type="float">
            <text:p>3.2974</text:p>
          </table:table-cell>
          <table:table-cell/>
          <table:table-cell table:formula="of:=[.F12]-[.D12]" office:value-type="float" office:value="0.0396532878453719" calcext:value-type="float">
            <text:p>0.039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11</text:p>
          </table:table-cell>
          <table:table-cell table:formula="of:=[.$B$1]+[.B12]" office:value-type="float" office:value="0.55" calcext:value-type="float">
            <text:p>0.55</text:p>
          </table:table-cell>
          <table:table-cell office:value-type="string" calcext:value-type="string">
            <text:p>y11</text:p>
          </table:table-cell>
          <table:table-cell table:formula="of:=[.D12] + [.D12]*[.$B$1]" office:value-type="float" office:value="3.42067871623263" calcext:value-type="float">
            <text:p>3.4207</text:p>
          </table:table-cell>
          <table:table-cell/>
          <table:table-cell table:formula="of:=2*EXP([.B13])" office:value-type="float" office:value="3.46650603573479" calcext:value-type="float">
            <text:p>3.4665</text:p>
          </table:table-cell>
          <table:table-cell/>
          <table:table-cell table:formula="of:=[.F13]-[.D13]" office:value-type="float" office:value="0.0458273195021617" calcext:value-type="float">
            <text:p>0.045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12</text:p>
          </table:table-cell>
          <table:table-cell table:formula="of:=[.$B$1]+[.B13]" office:value-type="float" office:value="0.6" calcext:value-type="float">
            <text:p>0.60</text:p>
          </table:table-cell>
          <table:table-cell office:value-type="string" calcext:value-type="string">
            <text:p>y12</text:p>
          </table:table-cell>
          <table:table-cell table:formula="of:=[.D13] + [.D13]*[.$B$1]" office:value-type="float" office:value="3.59171265204426" calcext:value-type="float">
            <text:p>3.5917</text:p>
          </table:table-cell>
          <table:table-cell/>
          <table:table-cell table:formula="of:=2*EXP([.B14])" office:value-type="float" office:value="3.64423760078102" calcext:value-type="float">
            <text:p>3.6442</text:p>
          </table:table-cell>
          <table:table-cell/>
          <table:table-cell table:formula="of:=[.F14]-[.D14]" office:value-type="float" office:value="0.0525249487367581" calcext:value-type="float">
            <text:p>0.052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13</text:p>
          </table:table-cell>
          <table:table-cell table:formula="of:=[.$B$1]+[.B14]" office:value-type="float" office:value="0.65" calcext:value-type="float">
            <text:p>0.65</text:p>
          </table:table-cell>
          <table:table-cell office:value-type="string" calcext:value-type="string">
            <text:p>y13</text:p>
          </table:table-cell>
          <table:table-cell table:formula="of:=[.D14] + [.D14]*[.$B$1]" office:value-type="float" office:value="3.77129828464647" calcext:value-type="float">
            <text:p>3.7713</text:p>
          </table:table-cell>
          <table:table-cell/>
          <table:table-cell table:formula="of:=2*EXP([.B15])" office:value-type="float" office:value="3.83108165802779" calcext:value-type="float">
            <text:p>3.8311</text:p>
          </table:table-cell>
          <table:table-cell/>
          <table:table-cell table:formula="of:=[.F15]-[.D15]" office:value-type="float" office:value="0.0597833733813196" calcext:value-type="float">
            <text:p>0.059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14</text:p>
          </table:table-cell>
          <table:table-cell table:formula="of:=[.$B$1]+[.B15]" office:value-type="float" office:value="0.7" calcext:value-type="float">
            <text:p>0.70</text:p>
          </table:table-cell>
          <table:table-cell office:value-type="string" calcext:value-type="string">
            <text:p>y14</text:p>
          </table:table-cell>
          <table:table-cell table:formula="of:=[.D15] + [.D15]*[.$B$1]" office:value-type="float" office:value="3.9598631988788" calcext:value-type="float">
            <text:p>3.9599</text:p>
          </table:table-cell>
          <table:table-cell/>
          <table:table-cell table:formula="of:=2*EXP([.B16])" office:value-type="float" office:value="4.02750541494095" calcext:value-type="float">
            <text:p>4.0275</text:p>
          </table:table-cell>
          <table:table-cell/>
          <table:table-cell table:formula="of:=[.F16]-[.D16]" office:value-type="float" office:value="0.0676422160621568" calcext:value-type="float">
            <text:p>0.067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15</text:p>
          </table:table-cell>
          <table:table-cell table:formula="of:=[.$B$1]+[.B16]" office:value-type="float" office:value="0.75" calcext:value-type="float">
            <text:p>0.75</text:p>
          </table:table-cell>
          <table:table-cell office:value-type="string" calcext:value-type="string">
            <text:p>y15</text:p>
          </table:table-cell>
          <table:table-cell table:formula="of:=[.D16] + [.D16]*[.$B$1]" office:value-type="float" office:value="4.15785635882274" calcext:value-type="float">
            <text:p>4.1579</text:p>
          </table:table-cell>
          <table:table-cell/>
          <table:table-cell table:formula="of:=2*EXP([.B17])" office:value-type="float" office:value="4.23400003322535" calcext:value-type="float">
            <text:p>4.2340</text:p>
          </table:table-cell>
          <table:table-cell/>
          <table:table-cell table:formula="of:=[.F17]-[.D17]" office:value-type="float" office:value="0.0761436744026129" calcext:value-type="float">
            <text:p>0.076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16</text:p>
          </table:table-cell>
          <table:table-cell table:formula="of:=[.$B$1]+[.B17]" office:value-type="float" office:value="0.8" calcext:value-type="float">
            <text:p>0.80</text:p>
          </table:table-cell>
          <table:table-cell office:value-type="string" calcext:value-type="string">
            <text:p>y16</text:p>
          </table:table-cell>
          <table:table-cell table:formula="of:=[.D17] + [.D17]*[.$B$1]" office:value-type="float" office:value="4.36574917676387" calcext:value-type="float">
            <text:p>4.3657</text:p>
          </table:table-cell>
          <table:table-cell/>
          <table:table-cell table:formula="of:=2*EXP([.B18])" office:value-type="float" office:value="4.45108185698494" calcext:value-type="float">
            <text:p>4.4511</text:p>
          </table:table-cell>
          <table:table-cell/>
          <table:table-cell table:formula="of:=[.F18]-[.D18]" office:value-type="float" office:value="0.0853326802210619" calcext:value-type="float">
            <text:p>0.085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17</text:p>
          </table:table-cell>
          <table:table-cell table:formula="of:=[.$B$1]+[.B18]" office:value-type="float" office:value="0.85" calcext:value-type="float">
            <text:p>0.85</text:p>
          </table:table-cell>
          <table:table-cell office:value-type="string" calcext:value-type="string">
            <text:p>y17</text:p>
          </table:table-cell>
          <table:table-cell table:formula="of:=[.D18] + [.D18]*[.$B$1]" office:value-type="float" office:value="4.58403663560207" calcext:value-type="float">
            <text:p>4.5840</text:p>
          </table:table-cell>
          <table:table-cell/>
          <table:table-cell table:formula="of:=2*EXP([.B19])" office:value-type="float" office:value="4.67929370385198" calcext:value-type="float">
            <text:p>4.6793</text:p>
          </table:table-cell>
          <table:table-cell/>
          <table:table-cell table:formula="of:=[.F19]-[.D19]" office:value-type="float" office:value="0.0952570682499152" calcext:value-type="float">
            <text:p>0.095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18</text:p>
          </table:table-cell>
          <table:table-cell table:formula="of:=[.$B$1]+[.B19]" office:value-type="float" office:value="0.9" calcext:value-type="float">
            <text:p>0.90</text:p>
          </table:table-cell>
          <table:table-cell office:value-type="string" calcext:value-type="string">
            <text:p>y18</text:p>
          </table:table-cell>
          <table:table-cell table:formula="of:=[.D19] + [.D19]*[.$B$1]" office:value-type="float" office:value="4.81323846738217" calcext:value-type="float">
            <text:p>4.8132</text:p>
          </table:table-cell>
          <table:table-cell/>
          <table:table-cell table:formula="of:=2*EXP([.B20])" office:value-type="float" office:value="4.9192062223139" calcext:value-type="float">
            <text:p>4.9192</text:p>
          </table:table-cell>
          <table:table-cell/>
          <table:table-cell table:formula="of:=[.F20]-[.D20]" office:value-type="float" office:value="0.10596775493173" calcext:value-type="float">
            <text:p>0.106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19</text:p>
          </table:table-cell>
          <table:table-cell table:formula="of:=[.$B$1]+[.B20]" office:value-type="float" office:value="0.95" calcext:value-type="float">
            <text:p>0.95</text:p>
          </table:table-cell>
          <table:table-cell office:value-type="string" calcext:value-type="string">
            <text:p>y19</text:p>
          </table:table-cell>
          <table:table-cell table:formula="of:=[.D20] + [.D20]*[.$B$1]" office:value-type="float" office:value="5.05390039075128" calcext:value-type="float">
            <text:p>5.0539</text:p>
          </table:table-cell>
          <table:table-cell/>
          <table:table-cell table:formula="of:=2*EXP([.B21])" office:value-type="float" office:value="5.17141931863169" calcext:value-type="float">
            <text:p>5.1714</text:p>
          </table:table-cell>
          <table:table-cell/>
          <table:table-cell table:formula="of:=[.F21]-[.D21]" office:value-type="float" office:value="0.117518927880415" calcext:value-type="float">
            <text:p>0.117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20</text:p>
          </table:table-cell>
          <table:table-cell table:formula="of:=[.$B$1]+[.B21]" office:value-type="float" office:value="1" calcext:value-type="float">
            <text:p>1.00</text:p>
          </table:table-cell>
          <table:table-cell office:value-type="string" calcext:value-type="string">
            <text:p>y20</text:p>
          </table:table-cell>
          <table:table-cell table:formula="of:=[.D21] + [.D21]*[.$B$1]" office:value-type="float" office:value="5.30659541028884" calcext:value-type="float">
            <text:p>5.3066</text:p>
          </table:table-cell>
          <table:table-cell/>
          <table:table-cell table:formula="of:=2*EXP([.B22])" office:value-type="float" office:value="5.43656365691809" calcext:value-type="float">
            <text:p>5.4366</text:p>
          </table:table-cell>
          <table:table-cell/>
          <table:table-cell table:formula="of:=[.F22]-[.D22]" office:value-type="float" office:value="0.129968246629249" calcext:value-type="float">
            <text:p>0.13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21</text:p>
          </table:table-cell>
          <table:table-cell table:formula="of:=[.$B$1]+[.B22]" office:value-type="float" office:value="1.05" calcext:value-type="float">
            <text:p>1.05</text:p>
          </table:table-cell>
          <table:table-cell office:value-type="string" calcext:value-type="string">
            <text:p>y21</text:p>
          </table:table-cell>
          <table:table-cell table:formula="of:=[.D22] + [.D22]*[.$B$1]" office:value-type="float" office:value="5.57192518080328" calcext:value-type="float">
            <text:p>5.5719</text:p>
          </table:table-cell>
          <table:table-cell/>
          <table:table-cell table:formula="of:=2*EXP([.B23])" office:value-type="float" office:value="5.71530223612633" calcext:value-type="float">
            <text:p>5.7153</text:p>
          </table:table-cell>
          <table:table-cell/>
          <table:table-cell table:formula="of:=[.F23]-[.D23]" office:value-type="float" office:value="0.143377055323045" calcext:value-type="float">
            <text:p>0.143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22</text:p>
          </table:table-cell>
          <table:table-cell table:formula="of:=[.$B$1]+[.B23]" office:value-type="float" office:value="1.1" calcext:value-type="float">
            <text:p>1.10</text:p>
          </table:table-cell>
          <table:table-cell office:value-type="string" calcext:value-type="string">
            <text:p>y22</text:p>
          </table:table-cell>
          <table:table-cell table:formula="of:=[.D23] + [.D23]*[.$B$1]" office:value-type="float" office:value="5.85052143984345" calcext:value-type="float">
            <text:p>5.8505</text:p>
          </table:table-cell>
          <table:table-cell/>
          <table:table-cell table:formula="of:=2*EXP([.B24])" office:value-type="float" office:value="6.00833204789287" calcext:value-type="float">
            <text:p>6.0083</text:p>
          </table:table-cell>
          <table:table-cell/>
          <table:table-cell table:formula="of:=[.F24]-[.D24]" office:value-type="float" office:value="0.157810608049419" calcext:value-type="float">
            <text:p>0.157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23</text:p>
          </table:table-cell>
          <table:table-cell table:formula="of:=[.$B$1]+[.B24]" office:value-type="float" office:value="1.15" calcext:value-type="float">
            <text:p>1.15</text:p>
          </table:table-cell>
          <table:table-cell office:value-type="string" calcext:value-type="string">
            <text:p>y23</text:p>
          </table:table-cell>
          <table:table-cell table:formula="of:=[.D24] + [.D24]*[.$B$1]" office:value-type="float" office:value="6.14304751183562" calcext:value-type="float">
            <text:p>6.1430</text:p>
          </table:table-cell>
          <table:table-cell/>
          <table:table-cell table:formula="of:=2*EXP([.B25])" office:value-type="float" office:value="6.31638581937954" calcext:value-type="float">
            <text:p>6.3164</text:p>
          </table:table-cell>
          <table:table-cell/>
          <table:table-cell table:formula="of:=[.F25]-[.D25]" office:value-type="float" office:value="0.173338307543917" calcext:value-type="float">
            <text:p>0.173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24</text:p>
          </table:table-cell>
          <table:table-cell table:formula="of:=[.$B$1]+[.B25]" office:value-type="float" office:value="1.2" calcext:value-type="float">
            <text:p>1.20</text:p>
          </table:table-cell>
          <table:table-cell office:value-type="string" calcext:value-type="string">
            <text:p>y24</text:p>
          </table:table-cell>
          <table:table-cell table:formula="of:=[.D25] + [.D25]*[.$B$1]" office:value-type="float" office:value="6.4501998874274" calcext:value-type="float">
            <text:p>6.4502</text:p>
          </table:table-cell>
          <table:table-cell/>
          <table:table-cell table:formula="of:=2*EXP([.B26])" office:value-type="float" office:value="6.6402338454731" calcext:value-type="float">
            <text:p>6.6402</text:p>
          </table:table-cell>
          <table:table-cell/>
          <table:table-cell table:formula="of:=[.F26]-[.D26]" office:value-type="float" office:value="0.190033958045696" calcext:value-type="float">
            <text:p>0.19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25</text:p>
          </table:table-cell>
          <table:table-cell table:formula="of:=[.$B$1]+[.B26]" office:value-type="float" office:value="1.25" calcext:value-type="float">
            <text:p>1.25</text:p>
          </table:table-cell>
          <table:table-cell office:value-type="string" calcext:value-type="string">
            <text:p>y25</text:p>
          </table:table-cell>
          <table:table-cell table:formula="of:=[.D26] + [.D26]*[.$B$1]" office:value-type="float" office:value="6.77270988179877" calcext:value-type="float">
            <text:p>6.7727</text:p>
          </table:table-cell>
          <table:table-cell/>
          <table:table-cell table:formula="of:=2*EXP([.B27])" office:value-type="float" office:value="6.98068591492369" calcext:value-type="float">
            <text:p>6.9807</text:p>
          </table:table-cell>
          <table:table-cell/>
          <table:table-cell table:formula="of:=[.F27]-[.D27]" office:value-type="float" office:value="0.207976033124913" calcext:value-type="float">
            <text:p>0.208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26</text:p>
          </table:table-cell>
          <table:table-cell table:formula="of:=[.$B$1]+[.B27]" office:value-type="float" office:value="1.3" calcext:value-type="float">
            <text:p>1.30</text:p>
          </table:table-cell>
          <table:table-cell office:value-type="string" calcext:value-type="string">
            <text:p>y26</text:p>
          </table:table-cell>
          <table:table-cell table:formula="of:=[.D27] + [.D27]*[.$B$1]" office:value-type="float" office:value="7.11134537588871" calcext:value-type="float">
            <text:p>7.1113</text:p>
          </table:table-cell>
          <table:table-cell/>
          <table:table-cell table:formula="of:=2*EXP([.B28])" office:value-type="float" office:value="7.33859333523849" calcext:value-type="float">
            <text:p>7.3386</text:p>
          </table:table-cell>
          <table:table-cell/>
          <table:table-cell table:formula="of:=[.F28]-[.D28]" office:value-type="float" office:value="0.227247959349781" calcext:value-type="float">
            <text:p>0.227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27</text:p>
          </table:table-cell>
          <table:table-cell table:formula="of:=[.$B$1]+[.B28]" office:value-type="float" office:value="1.35" calcext:value-type="float">
            <text:p>1.35</text:p>
          </table:table-cell>
          <table:table-cell office:value-type="string" calcext:value-type="string">
            <text:p>y27</text:p>
          </table:table-cell>
          <table:table-cell table:formula="of:=[.D28] + [.D28]*[.$B$1]" office:value-type="float" office:value="7.46691264468315" calcext:value-type="float">
            <text:p>7.4669</text:p>
          </table:table-cell>
          <table:table-cell/>
          <table:table-cell table:formula="of:=2*EXP([.B29])" office:value-type="float" office:value="7.71485106139395" calcext:value-type="float">
            <text:p>7.7149</text:p>
          </table:table-cell>
          <table:table-cell/>
          <table:table-cell table:formula="of:=[.F29]-[.D29]" office:value-type="float" office:value="0.247938416710806" calcext:value-type="float">
            <text:p>0.247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28</text:p>
          </table:table-cell>
          <table:table-cell table:formula="of:=[.$B$1]+[.B29]" office:value-type="float" office:value="1.4" calcext:value-type="float">
            <text:p>1.40</text:p>
          </table:table-cell>
          <table:table-cell office:value-type="string" calcext:value-type="string">
            <text:p>y28</text:p>
          </table:table-cell>
          <table:table-cell table:formula="of:=[.D29] + [.D29]*[.$B$1]" office:value-type="float" office:value="7.8402582769173" calcext:value-type="float">
            <text:p>7.8403</text:p>
          </table:table-cell>
          <table:table-cell/>
          <table:table-cell table:formula="of:=2*EXP([.B30])" office:value-type="float" office:value="8.11039993368935" calcext:value-type="float">
            <text:p>8.1104</text:p>
          </table:table-cell>
          <table:table-cell/>
          <table:table-cell table:formula="of:=[.F30]-[.D30]" office:value-type="float" office:value="0.270141656772051" calcext:value-type="float">
            <text:p>0.270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29</text:p>
          </table:table-cell>
          <table:table-cell table:formula="of:=[.$B$1]+[.B30]" office:value-type="float" office:value="1.45" calcext:value-type="float">
            <text:p>1.45</text:p>
          </table:table-cell>
          <table:table-cell office:value-type="string" calcext:value-type="string">
            <text:p>y29</text:p>
          </table:table-cell>
          <table:table-cell table:formula="of:=[.D30] + [.D30]*[.$B$1]" office:value-type="float" office:value="8.23227119076317" calcext:value-type="float">
            <text:p>8.2323</text:p>
          </table:table-cell>
          <table:table-cell/>
          <table:table-cell table:formula="of:=2*EXP([.B31])" office:value-type="float" office:value="8.52622903033764" calcext:value-type="float">
            <text:p>8.5262</text:p>
          </table:table-cell>
          <table:table-cell/>
          <table:table-cell table:formula="of:=[.F31]-[.D31]" office:value-type="float" office:value="0.293957839574471" calcext:value-type="float">
            <text:p>0.294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30</text:p>
          </table:table-cell>
          <table:table-cell table:formula="of:=[.$B$1]+[.B31]" office:value-type="float" office:value="1.5" calcext:value-type="float">
            <text:p>1.50</text:p>
          </table:table-cell>
          <table:table-cell office:value-type="string" calcext:value-type="string">
            <text:p>y30</text:p>
          </table:table-cell>
          <table:table-cell table:formula="of:=[.D31] + [.D31]*[.$B$1]" office:value-type="float" office:value="8.64388475030133" calcext:value-type="float">
            <text:p>8.6439</text:p>
          </table:table-cell>
          <table:table-cell/>
          <table:table-cell table:formula="of:=2*EXP([.B32])" office:value-type="float" office:value="8.96337814067614" calcext:value-type="float">
            <text:p>8.9634</text:p>
          </table:table-cell>
          <table:table-cell/>
          <table:table-cell table:formula="of:=[.F32]-[.D32]" office:value-type="float" office:value="0.319493390374808" calcext:value-type="float">
            <text:p>0.319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31</text:p>
          </table:table-cell>
          <table:table-cell table:formula="of:=[.$B$1]+[.B32]" office:value-type="float" office:value="1.55" calcext:value-type="float">
            <text:p>1.55</text:p>
          </table:table-cell>
          <table:table-cell office:value-type="string" calcext:value-type="string">
            <text:p>y31</text:p>
          </table:table-cell>
          <table:table-cell table:formula="of:=[.D32] + [.D32]*[.$B$1]" office:value-type="float" office:value="9.0760789878164" calcext:value-type="float">
            <text:p>9.0761</text:p>
          </table:table-cell>
          <table:table-cell/>
          <table:table-cell table:formula="of:=2*EXP([.B33])" office:value-type="float" office:value="9.42294036518149" calcext:value-type="float">
            <text:p>9.4229</text:p>
          </table:table-cell>
          <table:table-cell/>
          <table:table-cell table:formula="of:=[.F33]-[.D33]" office:value-type="float" office:value="0.346861377365094" calcext:value-type="float">
            <text:p>0.346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32</text:p>
          </table:table-cell>
          <table:table-cell table:formula="of:=[.$B$1]+[.B33]" office:value-type="float" office:value="1.6" calcext:value-type="float">
            <text:p>1.60</text:p>
          </table:table-cell>
          <table:table-cell office:value-type="string" calcext:value-type="string">
            <text:p>y32</text:p>
          </table:table-cell>
          <table:table-cell table:formula="of:=[.D33] + [.D33]*[.$B$1]" office:value-type="float" office:value="9.52988293720721" calcext:value-type="float">
            <text:p>9.5299</text:p>
          </table:table-cell>
          <table:table-cell/>
          <table:table-cell table:formula="of:=2*EXP([.B34])" office:value-type="float" office:value="9.90606484879024" calcext:value-type="float">
            <text:p>9.9061</text:p>
          </table:table-cell>
          <table:table-cell/>
          <table:table-cell table:formula="of:=[.F34]-[.D34]" office:value-type="float" office:value="0.376181911583023" calcext:value-type="float">
            <text:p>0.376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33</text:p>
          </table:table-cell>
          <table:table-cell table:formula="of:=[.$B$1]+[.B34]" office:value-type="float" office:value="1.65" calcext:value-type="float">
            <text:p>1.65</text:p>
          </table:table-cell>
          <table:table-cell office:value-type="string" calcext:value-type="string">
            <text:p>y33</text:p>
          </table:table-cell>
          <table:table-cell table:formula="of:=[.D34] + [.D34]*[.$B$1]" office:value-type="float" office:value="10.0063770840676" calcext:value-type="float">
            <text:p>10.0064</text:p>
          </table:table-cell>
          <table:table-cell/>
          <table:table-cell table:formula="of:=2*EXP([.B35])" office:value-type="float" office:value="10.4139596543597" calcext:value-type="float">
            <text:p>10.4140</text:p>
          </table:table-cell>
          <table:table-cell/>
          <table:table-cell table:formula="of:=[.F35]-[.D35]" office:value-type="float" office:value="0.407582570292131" calcext:value-type="float">
            <text:p>0.407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34</text:p>
          </table:table-cell>
          <table:table-cell table:formula="of:=[.$B$1]+[.B35]" office:value-type="float" office:value="1.7" calcext:value-type="float">
            <text:p>1.70</text:p>
          </table:table-cell>
          <table:table-cell office:value-type="string" calcext:value-type="string">
            <text:p>y34</text:p>
          </table:table-cell>
          <table:table-cell table:formula="of:=[.D35] + [.D35]*[.$B$1]" office:value-type="float" office:value="10.506695938271" calcext:value-type="float">
            <text:p>10.5067</text:p>
          </table:table-cell>
          <table:table-cell/>
          <table:table-cell table:formula="of:=2*EXP([.B36])" office:value-type="float" office:value="10.9478947834544" calcext:value-type="float">
            <text:p>10.9479</text:p>
          </table:table-cell>
          <table:table-cell/>
          <table:table-cell table:formula="of:=[.F36]-[.D36]" office:value-type="float" office:value="0.441198845183456" calcext:value-type="float">
            <text:p>0.441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35</text:p>
          </table:table-cell>
          <table:table-cell table:formula="of:=[.$B$1]+[.B36]" office:value-type="float" office:value="1.75" calcext:value-type="float">
            <text:p>1.75</text:p>
          </table:table-cell>
          <table:table-cell office:value-type="string" calcext:value-type="string">
            <text:p>y35</text:p>
          </table:table-cell>
          <table:table-cell table:formula="of:=[.D36] + [.D36]*[.$B$1]" office:value-type="float" office:value="11.0320307351845" calcext:value-type="float">
            <text:p>11.0320</text:p>
          </table:table-cell>
          <table:table-cell/>
          <table:table-cell table:formula="of:=2*EXP([.B37])" office:value-type="float" office:value="11.5092053520115" calcext:value-type="float">
            <text:p>11.5092</text:p>
          </table:table-cell>
          <table:table-cell/>
          <table:table-cell table:formula="of:=[.F37]-[.D37]" office:value-type="float" office:value="0.47717461682697" calcext:value-type="float">
            <text:p>0.477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36</text:p>
          </table:table-cell>
          <table:table-cell table:formula="of:=[.$B$1]+[.B37]" office:value-type="float" office:value="1.8" calcext:value-type="float">
            <text:p>1.80</text:p>
          </table:table-cell>
          <table:table-cell office:value-type="string" calcext:value-type="string">
            <text:p>y36</text:p>
          </table:table-cell>
          <table:table-cell table:formula="of:=[.D37] + [.D37]*[.$B$1]" office:value-type="float" office:value="11.5836322719437" calcext:value-type="float">
            <text:p>11.5836</text:p>
          </table:table-cell>
          <table:table-cell/>
          <table:table-cell table:formula="of:=2*EXP([.B38])" office:value-type="float" office:value="12.0992949288259" calcext:value-type="float">
            <text:p>12.0993</text:p>
          </table:table-cell>
          <table:table-cell/>
          <table:table-cell table:formula="of:=[.F38]-[.D38]" office:value-type="float" office:value="0.515662656882178" calcext:value-type="float">
            <text:p>0.515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37</text:p>
          </table:table-cell>
          <table:table-cell table:formula="of:=[.$B$1]+[.B38]" office:value-type="float" office:value="1.85" calcext:value-type="float">
            <text:p>1.85</text:p>
          </table:table-cell>
          <table:table-cell office:value-type="string" calcext:value-type="string">
            <text:p>y37</text:p>
          </table:table-cell>
          <table:table-cell table:formula="of:=[.D38] + [.D38]*[.$B$1]" office:value-type="float" office:value="12.1628138855409" calcext:value-type="float">
            <text:p>12.1628</text:p>
          </table:table-cell>
          <table:table-cell/>
          <table:table-cell table:formula="of:=2*EXP([.B39])" office:value-type="float" office:value="12.7196390452037" calcext:value-type="float">
            <text:p>12.7196</text:p>
          </table:table-cell>
          <table:table-cell/>
          <table:table-cell table:formula="of:=[.F39]-[.D39]" office:value-type="float" office:value="0.556825159662765" calcext:value-type="float">
            <text:p>0.556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38</text:p>
          </table:table-cell>
          <table:table-cell table:formula="of:=[.$B$1]+[.B39]" office:value-type="float" office:value="1.9" calcext:value-type="float">
            <text:p>1.90</text:p>
          </table:table-cell>
          <table:table-cell office:value-type="string" calcext:value-type="string">
            <text:p>y38</text:p>
          </table:table-cell>
          <table:table-cell table:formula="of:=[.D39] + [.D39]*[.$B$1]" office:value-type="float" office:value="12.770954579818" calcext:value-type="float">
            <text:p>12.7710</text:p>
          </table:table-cell>
          <table:table-cell/>
          <table:table-cell table:formula="of:=2*EXP([.B40])" office:value-type="float" office:value="13.3717888845586" calcext:value-type="float">
            <text:p>13.3718</text:p>
          </table:table-cell>
          <table:table-cell/>
          <table:table-cell table:formula="of:=[.F40]-[.D40]" office:value-type="float" office:value="0.600834304740596" calcext:value-type="float">
            <text:p>0.600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39</text:p>
          </table:table-cell>
          <table:table-cell table:formula="of:=[.$B$1]+[.B40]" office:value-type="float" office:value="1.95" calcext:value-type="float">
            <text:p>1.95</text:p>
          </table:table-cell>
          <table:table-cell office:value-type="string" calcext:value-type="string">
            <text:p>y39</text:p>
          </table:table-cell>
          <table:table-cell table:formula="of:=[.D40] + [.D40]*[.$B$1]" office:value-type="float" office:value="13.4095023088089" calcext:value-type="float">
            <text:p>13.4095</text:p>
          </table:table-cell>
          <table:table-cell/>
          <table:table-cell table:formula="of:=2*EXP([.B41])" office:value-type="float" office:value="14.0573751611786" calcext:value-type="float">
            <text:p>14.0574</text:p>
          </table:table-cell>
          <table:table-cell/>
          <table:table-cell table:formula="of:=[.F41]-[.D41]" office:value-type="float" office:value="0.647872852369748" calcext:value-type="float">
            <text:p>0.647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40</text:p>
          </table:table-cell>
          <table:table-cell table:formula="of:=[.$B$1]+[.B41]" office:value-type="float" office:value="2" calcext:value-type="float">
            <text:p>2.00</text:p>
          </table:table-cell>
          <table:table-cell office:value-type="string" calcext:value-type="string">
            <text:p>y40</text:p>
          </table:table-cell>
          <table:table-cell table:formula="of:=[.D41] + [.D41]*[.$B$1]" office:value-type="float" office:value="14.0799774242493" calcext:value-type="float">
            <text:p>14.0800</text:p>
          </table:table-cell>
          <table:table-cell/>
          <table:table-cell table:formula="of:=2*EXP([.B42])" office:value-type="float" office:value="14.7781121978613" calcext:value-type="float">
            <text:p>14.7781</text:p>
          </table:table-cell>
          <table:table-cell/>
          <table:table-cell table:formula="of:=[.F42]-[.D42]" office:value-type="float" office:value="0.698134773612017" calcext:value-type="float">
            <text:p>0.698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41</text:p>
          </table:table-cell>
          <table:table-cell table:formula="of:=[.$B$1]+[.B42]" office:value-type="float" office:value="2.05" calcext:value-type="float">
            <text:p>2.05</text:p>
          </table:table-cell>
          <table:table-cell office:value-type="string" calcext:value-type="string">
            <text:p>y41</text:p>
          </table:table-cell>
          <table:table-cell table:formula="of:=[.D42] + [.D42]*[.$B$1]" office:value-type="float" office:value="14.7839762954618" calcext:value-type="float">
            <text:p>14.7840</text:p>
          </table:table-cell>
          <table:table-cell/>
          <table:table-cell table:formula="of:=2*EXP([.B43])" office:value-type="float" office:value="15.5358022126136" calcext:value-type="float">
            <text:p>15.5358</text:p>
          </table:table-cell>
          <table:table-cell/>
          <table:table-cell table:formula="of:=[.F43]-[.D43]" office:value-type="float" office:value="0.751825917151795" calcext:value-type="float">
            <text:p>0.75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42</text:p>
          </table:table-cell>
          <table:table-cell table:formula="of:=[.$B$1]+[.B43]" office:value-type="float" office:value="2.1" calcext:value-type="float">
            <text:p>2.10</text:p>
          </table:table-cell>
          <table:table-cell office:value-type="string" calcext:value-type="string">
            <text:p>y42</text:p>
          </table:table-cell>
          <table:table-cell table:formula="of:=[.D43] + [.D43]*[.$B$1]" office:value-type="float" office:value="15.5231751102348" calcext:value-type="float">
            <text:p>15.5232</text:p>
          </table:table-cell>
          <table:table-cell/>
          <table:table-cell table:formula="of:=2*EXP([.B44])" office:value-type="float" office:value="16.3323398251353" calcext:value-type="float">
            <text:p>16.3323</text:p>
          </table:table-cell>
          <table:table-cell/>
          <table:table-cell table:formula="of:=[.F44]-[.D44]" office:value-type="float" office:value="0.809164714900462" calcext:value-type="float">
            <text:p>0.809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43</text:p>
          </table:table-cell>
          <table:table-cell table:formula="of:=[.$B$1]+[.B44]" office:value-type="float" office:value="2.15" calcext:value-type="float">
            <text:p>2.15</text:p>
          </table:table-cell>
          <table:table-cell office:value-type="string" calcext:value-type="string">
            <text:p>y43</text:p>
          </table:table-cell>
          <table:table-cell table:formula="of:=[.D44] + [.D44]*[.$B$1]" office:value-type="float" office:value="16.2993338657466" calcext:value-type="float">
            <text:p>16.2993</text:p>
          </table:table-cell>
          <table:table-cell/>
          <table:table-cell table:formula="of:=2*EXP([.B45])" office:value-type="float" office:value="17.1697167943558" calcext:value-type="float">
            <text:p>17.1697</text:p>
          </table:table-cell>
          <table:table-cell/>
          <table:table-cell table:formula="of:=[.F45]-[.D45]" office:value-type="float" office:value="0.870382928609203" calcext:value-type="float">
            <text:p>0.870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44</text:p>
          </table:table-cell>
          <table:table-cell table:formula="of:=[.$B$1]+[.B45]" office:value-type="float" office:value="2.2" calcext:value-type="float">
            <text:p>2.20</text:p>
          </table:table-cell>
          <table:table-cell office:value-type="string" calcext:value-type="string">
            <text:p>y44</text:p>
          </table:table-cell>
          <table:table-cell table:formula="of:=[.D45] + [.D45]*[.$B$1]" office:value-type="float" office:value="17.1143005590339" calcext:value-type="float">
            <text:p>17.1143</text:p>
          </table:table-cell>
          <table:table-cell/>
          <table:table-cell table:formula="of:=2*EXP([.B46])" office:value-type="float" office:value="18.0500269988682" calcext:value-type="float">
            <text:p>18.0500</text:p>
          </table:table-cell>
          <table:table-cell/>
          <table:table-cell table:formula="of:=[.F46]-[.D46]" office:value-type="float" office:value="0.935726439834326" calcext:value-type="float">
            <text:p>0.935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45</text:p>
          </table:table-cell>
          <table:table-cell table:formula="of:=[.$B$1]+[.B46]" office:value-type="float" office:value="2.25" calcext:value-type="float">
            <text:p>2.25</text:p>
          </table:table-cell>
          <table:table-cell office:value-type="string" calcext:value-type="string">
            <text:p>y45</text:p>
          </table:table-cell>
          <table:table-cell table:formula="of:=[.D46] + [.D46]*[.$B$1]" office:value-type="float" office:value="17.9700155869856" calcext:value-type="float">
            <text:p>17.9700</text:p>
          </table:table-cell>
          <table:table-cell/>
          <table:table-cell table:formula="of:=2*EXP([.B47])" office:value-type="float" office:value="18.9754716727171" calcext:value-type="float">
            <text:p>18.9755</text:p>
          </table:table-cell>
          <table:table-cell/>
          <table:table-cell table:formula="of:=[.F47]-[.D47]" office:value-type="float" office:value="1.00545608573144" calcext:value-type="float">
            <text:p>1.005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46</text:p>
          </table:table-cell>
          <table:table-cell table:formula="of:=[.$B$1]+[.B47]" office:value-type="float" office:value="2.3" calcext:value-type="float">
            <text:p>2.30</text:p>
          </table:table-cell>
          <table:table-cell office:value-type="string" calcext:value-type="string">
            <text:p>y46</text:p>
          </table:table-cell>
          <table:table-cell table:formula="of:=[.D47] + [.D47]*[.$B$1]" office:value-type="float" office:value="18.8685163663349" calcext:value-type="float">
            <text:p>18.8685</text:p>
          </table:table-cell>
          <table:table-cell/>
          <table:table-cell table:formula="of:=2*EXP([.B48])" office:value-type="float" office:value="19.9483649096294" calcext:value-type="float">
            <text:p>19.9484</text:p>
          </table:table-cell>
          <table:table-cell/>
          <table:table-cell table:formula="of:=[.F48]-[.D48]" office:value-type="float" office:value="1.07984854329454" calcext:value-type="float">
            <text:p>1.079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47</text:p>
          </table:table-cell>
          <table:table-cell table:formula="of:=[.$B$1]+[.B48]" office:value-type="float" office:value="2.35" calcext:value-type="float">
            <text:p>2.35</text:p>
          </table:table-cell>
          <table:table-cell office:value-type="string" calcext:value-type="string">
            <text:p>y47</text:p>
          </table:table-cell>
          <table:table-cell table:formula="of:=[.D48] + [.D48]*[.$B$1]" office:value-type="float" office:value="19.8119421846516" calcext:value-type="float">
            <text:p>19.8119</text:p>
          </table:table-cell>
          <table:table-cell/>
          <table:table-cell table:formula="of:=2*EXP([.B49])" office:value-type="float" office:value="20.9711394494551" calcext:value-type="float">
            <text:p>20.9711</text:p>
          </table:table-cell>
          <table:table-cell/>
          <table:table-cell table:formula="of:=[.F49]-[.D49]" office:value-type="float" office:value="1.1591972648035" calcext:value-type="float">
            <text:p>1.159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48</text:p>
          </table:table-cell>
          <table:table-cell table:formula="of:=[.$B$1]+[.B49]" office:value-type="float" office:value="2.4" calcext:value-type="float">
            <text:p>2.40</text:p>
          </table:table-cell>
          <table:table-cell office:value-type="string" calcext:value-type="string">
            <text:p>y48</text:p>
          </table:table-cell>
          <table:table-cell table:formula="of:=[.D49] + [.D49]*[.$B$1]" office:value-type="float" office:value="20.8025392938842" calcext:value-type="float">
            <text:p>20.8025</text:p>
          </table:table-cell>
          <table:table-cell/>
          <table:table-cell table:formula="of:=2*EXP([.B50])" office:value-type="float" office:value="22.0463527612832" calcext:value-type="float">
            <text:p>22.0464</text:p>
          </table:table-cell>
          <table:table-cell/>
          <table:table-cell table:formula="of:=[.F50]-[.D50]" office:value-type="float" office:value="1.24381346739897" calcext:value-type="float">
            <text:p>1.243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49</text:p>
          </table:table-cell>
          <table:table-cell table:formula="of:=[.$B$1]+[.B50]" office:value-type="float" office:value="2.45" calcext:value-type="float">
            <text:p>2.45</text:p>
          </table:table-cell>
          <table:table-cell office:value-type="string" calcext:value-type="string">
            <text:p>y49</text:p>
          </table:table-cell>
          <table:table-cell table:formula="of:=[.D50] + [.D50]*[.$B$1]" office:value-type="float" office:value="21.8426662585784" calcext:value-type="float">
            <text:p>21.8427</text:p>
          </table:table-cell>
          <table:table-cell/>
          <table:table-cell table:formula="of:=2*EXP([.B51])" office:value-type="float" office:value="23.1766934384468" calcext:value-type="float">
            <text:p>23.1767</text:p>
          </table:table-cell>
          <table:table-cell/>
          <table:table-cell table:formula="of:=[.F51]-[.D51]" office:value-type="float" office:value="1.33402717986833" calcext:value-type="float">
            <text:p>1.334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50</text:p>
          </table:table-cell>
          <table:table-cell table:formula="of:=[.$B$1]+[.B51]" office:value-type="float" office:value="2.5" calcext:value-type="float">
            <text:p>2.50</text:p>
          </table:table-cell>
          <table:table-cell office:value-type="string" calcext:value-type="string">
            <text:p>y50</text:p>
          </table:table-cell>
          <table:table-cell table:formula="of:=[.D51] + [.D51]*[.$B$1]" office:value-type="float" office:value="22.9347995715074" calcext:value-type="float">
            <text:p>22.9348</text:p>
          </table:table-cell>
          <table:table-cell/>
          <table:table-cell table:formula="of:=2*EXP([.B52])" office:value-type="float" office:value="24.3649879214069" calcext:value-type="float">
            <text:p>24.3650</text:p>
          </table:table-cell>
          <table:table-cell/>
          <table:table-cell table:formula="of:=[.F52]-[.D52]" office:value-type="float" office:value="1.43018834989957" calcext:value-type="float">
            <text:p>1.430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51</text:p>
          </table:table-cell>
          <table:table-cell table:formula="of:=[.$B$1]+[.B52]" office:value-type="float" office:value="2.55" calcext:value-type="float">
            <text:p>2.55</text:p>
          </table:table-cell>
          <table:table-cell office:value-type="string" calcext:value-type="string">
            <text:p>y51</text:p>
          </table:table-cell>
          <table:table-cell table:formula="of:=[.D52] + [.D52]*[.$B$1]" office:value-type="float" office:value="24.0815395500827" calcext:value-type="float">
            <text:p>24.0815</text:p>
          </table:table-cell>
          <table:table-cell/>
          <table:table-cell table:formula="of:=2*EXP([.B53])" office:value-type="float" office:value="25.614207565326" calcext:value-type="float">
            <text:p>25.6142</text:p>
          </table:table-cell>
          <table:table-cell/>
          <table:table-cell table:formula="of:=[.F53]-[.D53]" office:value-type="float" office:value="1.53266801524332" calcext:value-type="float">
            <text:p>1.532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52</text:p>
          </table:table-cell>
          <table:table-cell table:formula="of:=[.$B$1]+[.B53]" office:value-type="float" office:value="2.6" calcext:value-type="float">
            <text:p>2.60</text:p>
          </table:table-cell>
          <table:table-cell office:value-type="string" calcext:value-type="string">
            <text:p>y52</text:p>
          </table:table-cell>
          <table:table-cell table:formula="of:=[.D53] + [.D53]*[.$B$1]" office:value-type="float" office:value="25.2856165275869" calcext:value-type="float">
            <text:p>25.2856</text:p>
          </table:table-cell>
          <table:table-cell/>
          <table:table-cell table:formula="of:=2*EXP([.B54])" office:value-type="float" office:value="26.9274760700033" calcext:value-type="float">
            <text:p>26.9275</text:p>
          </table:table-cell>
          <table:table-cell/>
          <table:table-cell table:formula="of:=[.F54]-[.D54]" office:value-type="float" office:value="1.64185954241649" calcext:value-type="float">
            <text:p>1.641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53</text:p>
          </table:table-cell>
          <table:table-cell table:formula="of:=[.$B$1]+[.B54]" office:value-type="float" office:value="2.65" calcext:value-type="float">
            <text:p>2.65</text:p>
          </table:table-cell>
          <table:table-cell office:value-type="string" calcext:value-type="string">
            <text:p>y53</text:p>
          </table:table-cell>
          <table:table-cell table:formula="of:=[.D54] + [.D54]*[.$B$1]" office:value-type="float" office:value="26.5498973539662" calcext:value-type="float">
            <text:p>26.5499</text:p>
          </table:table-cell>
          <table:table-cell/>
          <table:table-cell table:formula="of:=2*EXP([.B55])" office:value-type="float" office:value="28.3080772907516" calcext:value-type="float">
            <text:p>28.3081</text:p>
          </table:table-cell>
          <table:table-cell/>
          <table:table-cell table:formula="of:=[.F55]-[.D55]" office:value-type="float" office:value="1.75817993678536" calcext:value-type="float">
            <text:p>1.758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54</text:p>
          </table:table-cell>
          <table:table-cell table:formula="of:=[.$B$1]+[.B55]" office:value-type="float" office:value="2.7" calcext:value-type="float">
            <text:p>2.70</text:p>
          </table:table-cell>
          <table:table-cell office:value-type="string" calcext:value-type="string">
            <text:p>y54</text:p>
          </table:table-cell>
          <table:table-cell table:formula="of:=[.D55] + [.D55]*[.$B$1]" office:value-type="float" office:value="27.8773922216645" calcext:value-type="float">
            <text:p>27.8774</text:p>
          </table:table-cell>
          <table:table-cell/>
          <table:table-cell table:formula="of:=2*EXP([.B56])" office:value-type="float" office:value="29.7594634497456" calcext:value-type="float">
            <text:p>29.7595</text:p>
          </table:table-cell>
          <table:table-cell/>
          <table:table-cell table:formula="of:=[.F56]-[.D56]" office:value-type="float" office:value="1.88207122808111" calcext:value-type="float">
            <text:p>1.882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55</text:p>
          </table:table-cell>
          <table:table-cell table:formula="of:=[.$B$1]+[.B56]" office:value-type="float" office:value="2.75" calcext:value-type="float">
            <text:p>2.75</text:p>
          </table:table-cell>
          <table:table-cell office:value-type="string" calcext:value-type="string">
            <text:p>y55</text:p>
          </table:table-cell>
          <table:table-cell table:formula="of:=[.D56] + [.D56]*[.$B$1]" office:value-type="float" office:value="29.2712618327477" calcext:value-type="float">
            <text:p>29.2713</text:p>
          </table:table-cell>
          <table:table-cell/>
          <table:table-cell table:formula="of:=2*EXP([.B57])" office:value-type="float" office:value="31.2852637683763" calcext:value-type="float">
            <text:p>31.2853</text:p>
          </table:table-cell>
          <table:table-cell/>
          <table:table-cell table:formula="of:=[.F57]-[.D57]" office:value-type="float" office:value="2.01400193562855" calcext:value-type="float">
            <text:p>2.014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56</text:p>
          </table:table-cell>
          <table:table-cell table:formula="of:=[.$B$1]+[.B57]" office:value-type="float" office:value="2.8" calcext:value-type="float">
            <text:p>2.80</text:p>
          </table:table-cell>
          <table:table-cell office:value-type="string" calcext:value-type="string">
            <text:p>y56</text:p>
          </table:table-cell>
          <table:table-cell table:formula="of:=[.D57] + [.D57]*[.$B$1]" office:value-type="float" office:value="30.7348249243851" calcext:value-type="float">
            <text:p>30.7348</text:p>
          </table:table-cell>
          <table:table-cell/>
          <table:table-cell table:formula="of:=2*EXP([.B58])" office:value-type="float" office:value="32.889293542194" calcext:value-type="float">
            <text:p>32.8893</text:p>
          </table:table-cell>
          <table:table-cell/>
          <table:table-cell table:formula="of:=[.F58]-[.D58]" office:value-type="float" office:value="2.15446861780891" calcext:value-type="float">
            <text:p>2.154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57</text:p>
          </table:table-cell>
          <table:table-cell table:formula="of:=[.$B$1]+[.B58]" office:value-type="float" office:value="2.85" calcext:value-type="float">
            <text:p>2.85</text:p>
          </table:table-cell>
          <table:table-cell office:value-type="string" calcext:value-type="string">
            <text:p>y57</text:p>
          </table:table-cell>
          <table:table-cell table:formula="of:=[.D58] + [.D58]*[.$B$1]" office:value-type="float" office:value="32.2715661706044" calcext:value-type="float">
            <text:p>32.2716</text:p>
          </table:table-cell>
          <table:table-cell/>
          <table:table-cell table:formula="of:=2*EXP([.B59])" office:value-type="float" office:value="34.5755636811352" calcext:value-type="float">
            <text:p>34.5756</text:p>
          </table:table-cell>
          <table:table-cell/>
          <table:table-cell table:formula="of:=[.F59]-[.D59]" office:value-type="float" office:value="2.30399751053083" calcext:value-type="float">
            <text:p>2.304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58</text:p>
          </table:table-cell>
          <table:table-cell table:formula="of:=[.$B$1]+[.B59]" office:value-type="float" office:value="2.9" calcext:value-type="float">
            <text:p>2.90</text:p>
          </table:table-cell>
          <table:table-cell office:value-type="string" calcext:value-type="string">
            <text:p>y58</text:p>
          </table:table-cell>
          <table:table-cell table:formula="of:=[.D59] + [.D59]*[.$B$1]" office:value-type="float" office:value="33.8851444791346" calcext:value-type="float">
            <text:p>33.8851</text:p>
          </table:table-cell>
          <table:table-cell/>
          <table:table-cell table:formula="of:=2*EXP([.B60])" office:value-type="float" office:value="36.348290738886" calcext:value-type="float">
            <text:p>36.3483</text:p>
          </table:table-cell>
          <table:table-cell/>
          <table:table-cell table:formula="of:=[.F60]-[.D60]" office:value-type="float" office:value="2.46314625975143" calcext:value-type="float">
            <text:p>2.463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59</text:p>
          </table:table-cell>
          <table:table-cell table:formula="of:=[.$B$1]+[.B60]" office:value-type="float" office:value="2.95" calcext:value-type="float">
            <text:p>2.95</text:p>
          </table:table-cell>
          <table:table-cell office:value-type="string" calcext:value-type="string">
            <text:p>y59</text:p>
          </table:table-cell>
          <table:table-cell table:formula="of:=[.D60] + [.D60]*[.$B$1]" office:value-type="float" office:value="35.5794017030913" calcext:value-type="float">
            <text:p>35.5794</text:p>
          </table:table-cell>
          <table:table-cell/>
          <table:table-cell table:formula="of:=2*EXP([.B61])" office:value-type="float" office:value="38.2119074564632" calcext:value-type="float">
            <text:p>38.2119</text:p>
          </table:table-cell>
          <table:table-cell/>
          <table:table-cell table:formula="of:=[.F61]-[.D61]" office:value-type="float" office:value="2.63250575337187" calcext:value-type="float">
            <text:p>2.632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60</text:p>
          </table:table-cell>
          <table:table-cell table:formula="of:=[.$B$1]+[.B61]" office:value-type="float" office:value="3" calcext:value-type="float">
            <text:p>3.00</text:p>
          </table:table-cell>
          <table:table-cell office:value-type="string" calcext:value-type="string">
            <text:p>y60</text:p>
          </table:table-cell>
          <table:table-cell table:formula="of:=[.D61] + [.D61]*[.$B$1]" office:value-type="float" office:value="37.3583717882459" calcext:value-type="float">
            <text:p>37.3584</text:p>
          </table:table-cell>
          <table:table-cell/>
          <table:table-cell table:formula="of:=2*EXP([.B62])" office:value-type="float" office:value="40.1710738463752" calcext:value-type="float">
            <text:p>40.1711</text:p>
          </table:table-cell>
          <table:table-cell/>
          <table:table-cell table:formula="of:=[.F62]-[.D62]" office:value-type="float" office:value="2.81270205812933" calcext:value-type="float">
            <text:p>2.812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61</text:p>
          </table:table-cell>
          <table:table-cell table:formula="of:=[.$B$1]+[.B62]" office:value-type="float" office:value="3.05" calcext:value-type="float">
            <text:p>3.05</text:p>
          </table:table-cell>
          <table:table-cell office:value-type="string" calcext:value-type="string">
            <text:p>y61</text:p>
          </table:table-cell>
          <table:table-cell table:formula="of:=[.D62] + [.D62]*[.$B$1]" office:value-type="float" office:value="39.2262903776582" calcext:value-type="float">
            <text:p>39.2263</text:p>
          </table:table-cell>
          <table:table-cell/>
          <table:table-cell table:formula="of:=2*EXP([.B63])" office:value-type="float" office:value="42.2306888450811" calcext:value-type="float">
            <text:p>42.2307</text:p>
          </table:table-cell>
          <table:table-cell/>
          <table:table-cell table:formula="of:=[.F63]-[.D63]" office:value-type="float" office:value="3.0043984674229" calcext:value-type="float">
            <text:p>3.004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62</text:p>
          </table:table-cell>
          <table:table-cell table:formula="of:=[.$B$1]+[.B63]" office:value-type="float" office:value="3.1" calcext:value-type="float">
            <text:p>3.10</text:p>
          </table:table-cell>
          <table:table-cell office:value-type="string" calcext:value-type="string">
            <text:p>y62</text:p>
          </table:table-cell>
          <table:table-cell table:formula="of:=[.D63] + [.D63]*[.$B$1]" office:value-type="float" office:value="41.1876048965411" calcext:value-type="float">
            <text:p>41.1876</text:p>
          </table:table-cell>
          <table:table-cell/>
          <table:table-cell table:formula="of:=2*EXP([.B64])" office:value-type="float" office:value="44.3959025628831" calcext:value-type="float">
            <text:p>44.3959</text:p>
          </table:table-cell>
          <table:table-cell/>
          <table:table-cell table:formula="of:=[.F64]-[.D64]" office:value-type="float" office:value="3.20829766634202" calcext:value-type="float">
            <text:p>3.208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63</text:p>
          </table:table-cell>
          <table:table-cell table:formula="of:=[.$B$1]+[.B64]" office:value-type="float" office:value="3.15" calcext:value-type="float">
            <text:p>3.15</text:p>
          </table:table-cell>
          <table:table-cell office:value-type="string" calcext:value-type="string">
            <text:p>y63</text:p>
          </table:table-cell>
          <table:table-cell table:formula="of:=[.D64] + [.D64]*[.$B$1]" office:value-type="float" office:value="43.2469851413682" calcext:value-type="float">
            <text:p>43.2470</text:p>
          </table:table-cell>
          <table:table-cell/>
          <table:table-cell table:formula="of:=2*EXP([.B65])" office:value-type="float" office:value="46.6721291618853" calcext:value-type="float">
            <text:p>46.6721</text:p>
          </table:table-cell>
          <table:table-cell/>
          <table:table-cell table:formula="of:=[.F65]-[.D65]" office:value-type="float" office:value="3.42514402051712" calcext:value-type="float">
            <text:p>3.425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64</text:p>
          </table:table-cell>
          <table:table-cell table:formula="of:=[.$B$1]+[.B65]" office:value-type="float" office:value="3.2" calcext:value-type="float">
            <text:p>3.20</text:p>
          </table:table-cell>
          <table:table-cell office:value-type="string" calcext:value-type="string">
            <text:p>y64</text:p>
          </table:table-cell>
          <table:table-cell table:formula="of:=[.D65] + [.D65]*[.$B$1]" office:value-type="float" office:value="45.4093343984366" calcext:value-type="float">
            <text:p>45.4093</text:p>
          </table:table-cell>
          <table:table-cell/>
          <table:table-cell table:formula="of:=2*EXP([.B66])" office:value-type="float" office:value="49.0650603942185" calcext:value-type="float">
            <text:p>49.0651</text:p>
          </table:table-cell>
          <table:table-cell/>
          <table:table-cell table:formula="of:=[.F66]-[.D66]" office:value-type="float" office:value="3.65572599578196" calcext:value-type="float">
            <text:p>3.655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65</text:p>
          </table:table-cell>
          <table:table-cell table:formula="of:=[.$B$1]+[.B66]" office:value-type="float" office:value="3.25" calcext:value-type="float">
            <text:p>3.25</text:p>
          </table:table-cell>
          <table:table-cell office:value-type="string" calcext:value-type="string">
            <text:p>y65</text:p>
          </table:table-cell>
          <table:table-cell table:formula="of:=[.D66] + [.D66]*[.$B$1]" office:value-type="float" office:value="47.6798011183584" calcext:value-type="float">
            <text:p>47.6798</text:p>
          </table:table-cell>
          <table:table-cell/>
          <table:table-cell table:formula="of:=2*EXP([.B67])" office:value-type="float" office:value="51.5806798343859" calcext:value-type="float">
            <text:p>51.5807</text:p>
          </table:table-cell>
          <table:table-cell/>
          <table:table-cell table:formula="of:=[.F67]-[.D67]" office:value-type="float" office:value="3.90087871602754" calcext:value-type="float">
            <text:p>3.900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66</text:p>
          </table:table-cell>
          <table:table-cell table:formula="of:=[.$B$1]+[.B67]" office:value-type="float" office:value="3.3" calcext:value-type="float">
            <text:p>3.30</text:p>
          </table:table-cell>
          <table:table-cell office:value-type="string" calcext:value-type="string">
            <text:p>y66</text:p>
          </table:table-cell>
          <table:table-cell table:formula="of:=[.D67] + [.D67]*[.$B$1]" office:value-type="float" office:value="50.0637911742763" calcext:value-type="float">
            <text:p>50.0638</text:p>
          </table:table-cell>
          <table:table-cell/>
          <table:table-cell table:formula="of:=2*EXP([.B68])" office:value-type="float" office:value="54.2252778413156" calcext:value-type="float">
            <text:p>54.2253</text:p>
          </table:table-cell>
          <table:table-cell/>
          <table:table-cell table:formula="of:=[.F68]-[.D68]" office:value-type="float" office:value="4.16148666703926" calcext:value-type="float">
            <text:p>4.161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67</text:p>
          </table:table-cell>
          <table:table-cell table:formula="of:=[.$B$1]+[.B68]" office:value-type="float" office:value="3.35" calcext:value-type="float">
            <text:p>3.35</text:p>
          </table:table-cell>
          <table:table-cell office:value-type="string" calcext:value-type="string">
            <text:p>y67</text:p>
          </table:table-cell>
          <table:table-cell table:formula="of:=[.D68] + [.D68]*[.$B$1]" office:value-type="float" office:value="52.5669807329901" calcext:value-type="float">
            <text:p>52.5670</text:p>
          </table:table-cell>
          <table:table-cell/>
          <table:table-cell table:formula="of:=2*EXP([.B69])" office:value-type="float" office:value="57.0054672875343" calcext:value-type="float">
            <text:p>57.0055</text:p>
          </table:table-cell>
          <table:table-cell/>
          <table:table-cell table:formula="of:=[.F69]-[.D69]" office:value-type="float" office:value="4.43848655454421" calcext:value-type="float">
            <text:p>4.438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68</text:p>
          </table:table-cell>
          <table:table-cell table:formula="of:=[.$B$1]+[.B69]" office:value-type="float" office:value="3.4" calcext:value-type="float">
            <text:p>3.40</text:p>
          </table:table-cell>
          <table:table-cell office:value-type="string" calcext:value-type="string">
            <text:p>y68</text:p>
          </table:table-cell>
          <table:table-cell table:formula="of:=[.D69] + [.D69]*[.$B$1]" office:value-type="float" office:value="55.1953297696396" calcext:value-type="float">
            <text:p>55.1953</text:p>
          </table:table-cell>
          <table:table-cell/>
          <table:table-cell table:formula="of:=2*EXP([.B70])" office:value-type="float" office:value="59.9282000947938" calcext:value-type="float">
            <text:p>59.9282</text:p>
          </table:table-cell>
          <table:table-cell/>
          <table:table-cell table:formula="of:=[.F70]-[.D70]" office:value-type="float" office:value="4.73287032515414" calcext:value-type="float">
            <text:p>4.732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69</text:p>
          </table:table-cell>
          <table:table-cell table:formula="of:=[.$B$1]+[.B70]" office:value-type="float" office:value="3.45" calcext:value-type="float">
            <text:p>3.45</text:p>
          </table:table-cell>
          <table:table-cell office:value-type="string" calcext:value-type="string">
            <text:p>y69</text:p>
          </table:table-cell>
          <table:table-cell table:formula="of:=[.D70] + [.D70]*[.$B$1]" office:value-type="float" office:value="57.9550962581216" calcext:value-type="float">
            <text:p>57.9551</text:p>
          </table:table-cell>
          <table:table-cell/>
          <table:table-cell table:formula="of:=2*EXP([.B71])" office:value-type="float" office:value="63.0007846174956" calcext:value-type="float">
            <text:p>63.0008</text:p>
          </table:table-cell>
          <table:table-cell/>
          <table:table-cell table:formula="of:=[.F71]-[.D71]" office:value-type="float" office:value="5.04568835937398" calcext:value-type="float">
            <text:p>5.045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70</text:p>
          </table:table-cell>
          <table:table-cell table:formula="of:=[.$B$1]+[.B71]" office:value-type="float" office:value="3.5" calcext:value-type="float">
            <text:p>3.50</text:p>
          </table:table-cell>
          <table:table-cell office:value-type="string" calcext:value-type="string">
            <text:p>y70</text:p>
          </table:table-cell>
          <table:table-cell table:formula="of:=[.D71] + [.D71]*[.$B$1]" office:value-type="float" office:value="60.8528510710277" calcext:value-type="float">
            <text:p>60.8529</text:p>
          </table:table-cell>
          <table:table-cell/>
          <table:table-cell table:formula="of:=2*EXP([.B72])" office:value-type="float" office:value="66.2309039173843" calcext:value-type="float">
            <text:p>66.2309</text:p>
          </table:table-cell>
          <table:table-cell/>
          <table:table-cell table:formula="of:=[.F72]-[.D72]" office:value-type="float" office:value="5.37805284635664" calcext:value-type="float">
            <text:p>5.378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71</text:p>
          </table:table-cell>
          <table:table-cell table:formula="of:=[.$B$1]+[.B72]" office:value-type="float" office:value="3.55" calcext:value-type="float">
            <text:p>3.55</text:p>
          </table:table-cell>
          <table:table-cell office:value-type="string" calcext:value-type="string">
            <text:p>y71</text:p>
          </table:table-cell>
          <table:table-cell table:formula="of:=[.D72] + [.D72]*[.$B$1]" office:value-type="float" office:value="63.8954936245791" calcext:value-type="float">
            <text:p>63.8955</text:p>
          </table:table-cell>
          <table:table-cell/>
          <table:table-cell table:formula="of:=2*EXP([.B73])" office:value-type="float" office:value="69.6266349752037" calcext:value-type="float">
            <text:p>69.6266</text:p>
          </table:table-cell>
          <table:table-cell/>
          <table:table-cell table:formula="of:=[.F73]-[.D73]" office:value-type="float" office:value="5.73114135062463" calcext:value-type="float">
            <text:p>5.731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72</text:p>
          </table:table-cell>
          <table:table-cell table:formula="of:=[.$B$1]+[.B73]" office:value-type="float" office:value="3.6" calcext:value-type="float">
            <text:p>3.60</text:p>
          </table:table-cell>
          <table:table-cell office:value-type="string" calcext:value-type="string">
            <text:p>y72</text:p>
          </table:table-cell>
          <table:table-cell table:formula="of:=[.D73] + [.D73]*[.$B$1]" office:value-type="float" office:value="67.090268305808" calcext:value-type="float">
            <text:p>67.0903</text:p>
          </table:table-cell>
          <table:table-cell/>
          <table:table-cell table:formula="of:=2*EXP([.B74])" office:value-type="float" office:value="73.1964688873556" calcext:value-type="float">
            <text:p>73.1965</text:p>
          </table:table-cell>
          <table:table-cell/>
          <table:table-cell table:formula="of:=[.F74]-[.D74]" office:value-type="float" office:value="6.10620058154758" calcext:value-type="float">
            <text:p>6.106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73</text:p>
          </table:table-cell>
          <table:table-cell table:formula="of:=[.$B$1]+[.B74]" office:value-type="float" office:value="3.64999999999999" calcext:value-type="float">
            <text:p>3.65</text:p>
          </table:table-cell>
          <table:table-cell office:value-type="string" calcext:value-type="string">
            <text:p>y73</text:p>
          </table:table-cell>
          <table:table-cell table:formula="of:=[.D74] + [.D74]*[.$B$1]" office:value-type="float" office:value="70.4447817210984" calcext:value-type="float">
            <text:p>70.4448</text:p>
          </table:table-cell>
          <table:table-cell/>
          <table:table-cell table:formula="of:=2*EXP([.B75])" office:value-type="float" office:value="76.9493320980639" calcext:value-type="float">
            <text:p>76.9493</text:p>
          </table:table-cell>
          <table:table-cell/>
          <table:table-cell table:formula="of:=[.F75]-[.D75]" office:value-type="float" office:value="6.50455037696543" calcext:value-type="float">
            <text:p>6.504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74</text:p>
          </table:table-cell>
          <table:table-cell table:formula="of:=[.$B$1]+[.B75]" office:value-type="float" office:value="3.69999999999999" calcext:value-type="float">
            <text:p>3.70</text:p>
          </table:table-cell>
          <table:table-cell office:value-type="string" calcext:value-type="string">
            <text:p>y74</text:p>
          </table:table-cell>
          <table:table-cell table:formula="of:=[.D75] + [.D75]*[.$B$1]" office:value-type="float" office:value="73.9670208071534" calcext:value-type="float">
            <text:p>73.9670</text:p>
          </table:table-cell>
          <table:table-cell/>
          <table:table-cell table:formula="of:=2*EXP([.B76])" office:value-type="float" office:value="80.8946087201344" calcext:value-type="float">
            <text:p>80.8946</text:p>
          </table:table-cell>
          <table:table-cell/>
          <table:table-cell table:formula="of:=[.F76]-[.D76]" office:value-type="float" office:value="6.927587912981" calcext:value-type="float">
            <text:p>6.927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75</text:p>
          </table:table-cell>
          <table:table-cell table:formula="of:=[.$B$1]+[.B76]" office:value-type="float" office:value="3.74999999999999" calcext:value-type="float">
            <text:p>3.75</text:p>
          </table:table-cell>
          <table:table-cell office:value-type="string" calcext:value-type="string">
            <text:p>y75</text:p>
          </table:table-cell>
          <table:table-cell table:formula="of:=[.D76] + [.D76]*[.$B$1]" office:value-type="float" office:value="77.665371847511" calcext:value-type="float">
            <text:p>77.6654</text:p>
          </table:table-cell>
          <table:table-cell/>
          <table:table-cell table:formula="of:=2*EXP([.B77])" office:value-type="float" office:value="85.0421640001251" calcext:value-type="float">
            <text:p>85.0422</text:p>
          </table:table-cell>
          <table:table-cell/>
          <table:table-cell table:formula="of:=[.F77]-[.D77]" office:value-type="float" office:value="7.37679215261409" calcext:value-type="float">
            <text:p>7.376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76</text:p>
          </table:table-cell>
          <table:table-cell table:formula="of:=[.$B$1]+[.B77]" office:value-type="float" office:value="3.79999999999999" calcext:value-type="float">
            <text:p>3.80</text:p>
          </table:table-cell>
          <table:table-cell office:value-type="string" calcext:value-type="string">
            <text:p>y76</text:p>
          </table:table-cell>
          <table:table-cell table:formula="of:=[.D77] + [.D77]*[.$B$1]" office:value-type="float" office:value="81.5486404398866" calcext:value-type="float">
            <text:p>81.5486</text:p>
          </table:table-cell>
          <table:table-cell/>
          <table:table-cell table:formula="of:=2*EXP([.B78])" office:value-type="float" office:value="89.4023689866012" calcext:value-type="float">
            <text:p>89.4024</text:p>
          </table:table-cell>
          <table:table-cell/>
          <table:table-cell table:formula="of:=[.F78]-[.D78]" office:value-type="float" office:value="7.85372854671458" calcext:value-type="float">
            <text:p>7.853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77</text:p>
          </table:table-cell>
          <table:table-cell table:formula="of:=[.$B$1]+[.B78]" office:value-type="float" office:value="3.84999999999999" calcext:value-type="float">
            <text:p>3.85</text:p>
          </table:table-cell>
          <table:table-cell office:value-type="string" calcext:value-type="string">
            <text:p>y77</text:p>
          </table:table-cell>
          <table:table-cell table:formula="of:=[.D78] + [.D78]*[.$B$1]" office:value-type="float" office:value="85.6260724618809" calcext:value-type="float">
            <text:p>85.6261</text:p>
          </table:table-cell>
          <table:table-cell/>
          <table:table-cell table:formula="of:=2*EXP([.B79])" office:value-type="float" office:value="93.986126463158" calcext:value-type="float">
            <text:p>93.9861</text:p>
          </table:table-cell>
          <table:table-cell/>
          <table:table-cell table:formula="of:=[.F79]-[.D79]" office:value-type="float" office:value="8.36005400127712" calcext:value-type="float">
            <text:p>8.360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78</text:p>
          </table:table-cell>
          <table:table-cell table:formula="of:=[.$B$1]+[.B79]" office:value-type="float" office:value="3.89999999999999" calcext:value-type="float">
            <text:p>3.90</text:p>
          </table:table-cell>
          <table:table-cell office:value-type="string" calcext:value-type="string">
            <text:p>y78</text:p>
          </table:table-cell>
          <table:table-cell table:formula="of:=[.D79] + [.D79]*[.$B$1]" office:value-type="float" office:value="89.907376084975" calcext:value-type="float">
            <text:p>89.9074</text:p>
          </table:table-cell>
          <table:table-cell/>
          <table:table-cell table:formula="of:=2*EXP([.B80])" office:value-type="float" office:value="98.8048982110598" calcext:value-type="float">
            <text:p>98.8049</text:p>
          </table:table-cell>
          <table:table-cell/>
          <table:table-cell table:formula="of:=[.F80]-[.D80]" office:value-type="float" office:value="8.89752212608481" calcext:value-type="float">
            <text:p>8.897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79</text:p>
          </table:table-cell>
          <table:table-cell table:formula="of:=[.$B$1]+[.B80]" office:value-type="float" office:value="3.94999999999999" calcext:value-type="float">
            <text:p>3.95</text:p>
          </table:table-cell>
          <table:table-cell office:value-type="string" calcext:value-type="string">
            <text:p>y79</text:p>
          </table:table-cell>
          <table:table-cell table:formula="of:=[.D80] + [.D80]*[.$B$1]" office:value-type="float" office:value="94.4027448892237" calcext:value-type="float">
            <text:p>94.4027</text:p>
          </table:table-cell>
          <table:table-cell/>
          <table:table-cell table:formula="of:=2*EXP([.B81])" office:value-type="float" office:value="103.870733669662" calcext:value-type="float">
            <text:p>103.8707</text:p>
          </table:table-cell>
          <table:table-cell/>
          <table:table-cell table:formula="of:=[.F81]-[.D81]" office:value-type="float" office:value="9.46798878043855" calcext:value-type="float">
            <text:p>9.468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80</text:p>
          </table:table-cell>
          <table:table-cell table:formula="of:=[.$B$1]+[.B81]" office:value-type="float" office:value="3.99999999999999" calcext:value-type="float">
            <text:p>4.00</text:p>
          </table:table-cell>
          <table:table-cell office:value-type="string" calcext:value-type="string">
            <text:p>y80</text:p>
          </table:table-cell>
          <table:table-cell table:formula="of:=[.D81] + [.D81]*[.$B$1]" office:value-type="float" office:value="99.1228821336849" calcext:value-type="float">
            <text:p>99.1229</text:p>
          </table:table-cell>
          <table:table-cell/>
          <table:table-cell table:formula="of:=2*EXP([.B82])" office:value-type="float" office:value="109.196300066288" calcext:value-type="float">
            <text:p>109.1963</text:p>
          </table:table-cell>
          <table:table-cell/>
          <table:table-cell table:formula="of:=[.F82]-[.D82]" office:value-type="float" office:value="10.0734179326029" calcext:value-type="float">
            <text:p>10.073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81</text:p>
          </table:table-cell>
          <table:table-cell table:formula="of:=[.$B$1]+[.B82]" office:value-type="float" office:value="4.04999999999999" calcext:value-type="float">
            <text:p>4.05</text:p>
          </table:table-cell>
          <table:table-cell office:value-type="string" calcext:value-type="string">
            <text:p>y81</text:p>
          </table:table-cell>
          <table:table-cell table:formula="of:=[.D82] + [.D82]*[.$B$1]" office:value-type="float" office:value="104.079026240369" calcext:value-type="float">
            <text:p>104.0790</text:p>
          </table:table-cell>
          <table:table-cell/>
          <table:table-cell table:formula="of:=2*EXP([.B83])" office:value-type="float" office:value="114.794914090892" calcext:value-type="float">
            <text:p>114.7949</text:p>
          </table:table-cell>
          <table:table-cell/>
          <table:table-cell table:formula="of:=[.F83]-[.D83]" office:value-type="float" office:value="10.7158878505225" calcext:value-type="float">
            <text:p>10.715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82</text:p>
          </table:table-cell>
          <table:table-cell table:formula="of:=[.$B$1]+[.B83]" office:value-type="float" office:value="4.09999999999999" calcext:value-type="float">
            <text:p>4.10</text:p>
          </table:table-cell>
          <table:table-cell office:value-type="string" calcext:value-type="string">
            <text:p>y82</text:p>
          </table:table-cell>
          <table:table-cell table:formula="of:=[.D83] + [.D83]*[.$B$1]" office:value-type="float" office:value="109.282977552388" calcext:value-type="float">
            <text:p>109.2830</text:p>
          </table:table-cell>
          <table:table-cell/>
          <table:table-cell table:formula="of:=2*EXP([.B84])" office:value-type="float" office:value="120.680575194723" calcext:value-type="float">
            <text:p>120.6806</text:p>
          </table:table-cell>
          <table:table-cell/>
          <table:table-cell table:formula="of:=[.F84]-[.D84]" office:value-type="float" office:value="11.3975976423356" calcext:value-type="float">
            <text:p>11.397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83</text:p>
          </table:table-cell>
          <table:table-cell table:formula="of:=[.$B$1]+[.B84]" office:value-type="float" office:value="4.14999999999999" calcext:value-type="float">
            <text:p>4.15</text:p>
          </table:table-cell>
          <table:table-cell office:value-type="string" calcext:value-type="string">
            <text:p>y83</text:p>
          </table:table-cell>
          <table:table-cell table:formula="of:=[.D84] + [.D84]*[.$B$1]" office:value-type="float" office:value="114.747126430007" calcext:value-type="float">
            <text:p>114.7471</text:p>
          </table:table-cell>
          <table:table-cell/>
          <table:table-cell table:formula="of:=2*EXP([.B85])" office:value-type="float" office:value="126.868000596246" calcext:value-type="float">
            <text:p>126.8680</text:p>
          </table:table-cell>
          <table:table-cell/>
          <table:table-cell table:formula="of:=[.F85]-[.D85]" office:value-type="float" office:value="12.1208741662388" calcext:value-type="float">
            <text:p>12.120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84</text:p>
          </table:table-cell>
          <table:table-cell table:formula="of:=[.$B$1]+[.B85]" office:value-type="float" office:value="4.19999999999999" calcext:value-type="float">
            <text:p>4.20</text:p>
          </table:table-cell>
          <table:table-cell office:value-type="string" calcext:value-type="string">
            <text:p>y84</text:p>
          </table:table-cell>
          <table:table-cell table:formula="of:=[.D85] + [.D85]*[.$B$1]" office:value-type="float" office:value="120.484482751507" calcext:value-type="float">
            <text:p>120.4845</text:p>
          </table:table-cell>
          <table:table-cell/>
          <table:table-cell table:formula="of:=2*EXP([.B86])" office:value-type="float" office:value="133.372662081849" calcext:value-type="float">
            <text:p>133.3727</text:p>
          </table:table-cell>
          <table:table-cell/>
          <table:table-cell table:formula="of:=[.F86]-[.D86]" office:value-type="float" office:value="12.8881793303421" calcext:value-type="float">
            <text:p>12.888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85</text:p>
          </table:table-cell>
          <table:table-cell table:formula="of:=[.$B$1]+[.B86]" office:value-type="float" office:value="4.24999999999999" calcext:value-type="float">
            <text:p>4.25</text:p>
          </table:table-cell>
          <table:table-cell office:value-type="string" calcext:value-type="string">
            <text:p>y85</text:p>
          </table:table-cell>
          <table:table-cell table:formula="of:=[.D86] + [.D86]*[.$B$1]" office:value-type="float" office:value="126.508706889083" calcext:value-type="float">
            <text:p>126.5087</text:p>
          </table:table-cell>
          <table:table-cell/>
          <table:table-cell table:formula="of:=2*EXP([.B87])" office:value-type="float" office:value="140.210824693375" calcext:value-type="float">
            <text:p>140.2108</text:p>
          </table:table-cell>
          <table:table-cell/>
          <table:table-cell table:formula="of:=[.F87]-[.D87]" office:value-type="float" office:value="13.702117804292" calcext:value-type="float">
            <text:p>13.702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86</text:p>
          </table:table-cell>
          <table:table-cell table:formula="of:=[.$B$1]+[.B87]" office:value-type="float" office:value="4.29999999999999" calcext:value-type="float">
            <text:p>4.30</text:p>
          </table:table-cell>
          <table:table-cell office:value-type="string" calcext:value-type="string">
            <text:p>y86</text:p>
          </table:table-cell>
          <table:table-cell table:formula="of:=[.D87] + [.D87]*[.$B$1]" office:value-type="float" office:value="132.834142233537" calcext:value-type="float">
            <text:p>132.8341</text:p>
          </table:table-cell>
          <table:table-cell/>
          <table:table-cell table:formula="of:=2*EXP([.B88])" office:value-type="float" office:value="147.399587399191" calcext:value-type="float">
            <text:p>147.3996</text:p>
          </table:table-cell>
          <table:table-cell/>
          <table:table-cell table:formula="of:=[.F88]-[.D88]" office:value-type="float" office:value="14.5654451656537" calcext:value-type="float">
            <text:p>14.565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87</text:p>
          </table:table-cell>
          <table:table-cell table:formula="of:=[.$B$1]+[.B88]" office:value-type="float" office:value="4.34999999999999" calcext:value-type="float">
            <text:p>4.35</text:p>
          </table:table-cell>
          <table:table-cell office:value-type="string" calcext:value-type="string">
            <text:p>y87</text:p>
          </table:table-cell>
          <table:table-cell table:formula="of:=[.D88] + [.D88]*[.$B$1]" office:value-type="float" office:value="139.475849345214" calcext:value-type="float">
            <text:p>139.4758</text:p>
          </table:table-cell>
          <table:table-cell/>
          <table:table-cell table:formula="of:=2*EXP([.B89])" office:value-type="float" office:value="154.956925850521" calcext:value-type="float">
            <text:p>154.9569</text:p>
          </table:table-cell>
          <table:table-cell/>
          <table:table-cell table:formula="of:=[.F89]-[.D89]" office:value-type="float" office:value="15.4810765053069" calcext:value-type="float">
            <text:p>15.481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88</text:p>
          </table:table-cell>
          <table:table-cell table:formula="of:=[.$B$1]+[.B89]" office:value-type="float" office:value="4.39999999999999" calcext:value-type="float">
            <text:p>4.40</text:p>
          </table:table-cell>
          <table:table-cell office:value-type="string" calcext:value-type="string">
            <text:p>y88</text:p>
          </table:table-cell>
          <table:table-cell table:formula="of:=[.D89] + [.D89]*[.$B$1]" office:value-type="float" office:value="146.449641812474" calcext:value-type="float">
            <text:p>146.4496</text:p>
          </table:table-cell>
          <table:table-cell/>
          <table:table-cell table:formula="of:=2*EXP([.B90])" office:value-type="float" office:value="162.901737329935" calcext:value-type="float">
            <text:p>162.9017</text:p>
          </table:table-cell>
          <table:table-cell/>
          <table:table-cell table:formula="of:=[.F90]-[.D90]" office:value-type="float" office:value="16.4520955174607" calcext:value-type="float">
            <text:p>16.452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89</text:p>
          </table:table-cell>
          <table:table-cell table:formula="of:=[.$B$1]+[.B90]" office:value-type="float" office:value="4.44999999999999" calcext:value-type="float">
            <text:p>4.45</text:p>
          </table:table-cell>
          <table:table-cell office:value-type="string" calcext:value-type="string">
            <text:p>y89</text:p>
          </table:table-cell>
          <table:table-cell table:formula="of:=[.D90] + [.D90]*[.$B$1]" office:value-type="float" office:value="153.772123903098" calcext:value-type="float">
            <text:p>153.7721</text:p>
          </table:table-cell>
          <table:table-cell/>
          <table:table-cell table:formula="of:=2*EXP([.B91])" office:value-type="float" office:value="171.2538880044" calcext:value-type="float">
            <text:p>171.2539</text:p>
          </table:table-cell>
          <table:table-cell/>
          <table:table-cell table:formula="of:=[.F91]-[.D91]" office:value-type="float" office:value="17.4817641013018" calcext:value-type="float">
            <text:p>17.48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90</text:p>
          </table:table-cell>
          <table:table-cell table:formula="of:=[.$B$1]+[.B91]" office:value-type="float" office:value="4.49999999999999" calcext:value-type="float">
            <text:p>4.50</text:p>
          </table:table-cell>
          <table:table-cell office:value-type="string" calcext:value-type="string">
            <text:p>y90</text:p>
          </table:table-cell>
          <table:table-cell table:formula="of:=[.D91] + [.D91]*[.$B$1]" office:value-type="float" office:value="161.460730098253" calcext:value-type="float">
            <text:p>161.4607</text:p>
          </table:table-cell>
          <table:table-cell/>
          <table:table-cell table:formula="of:=2*EXP([.B92])" office:value-type="float" office:value="180.034262601042" calcext:value-type="float">
            <text:p>180.0343</text:p>
          </table:table-cell>
          <table:table-cell/>
          <table:table-cell table:formula="of:=[.F92]-[.D92]" office:value-type="float" office:value="18.5735325027893" calcext:value-type="float">
            <text:p>18.573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91</text:p>
          </table:table-cell>
          <table:table-cell table:formula="of:=[.$B$1]+[.B92]" office:value-type="float" office:value="4.54999999999999" calcext:value-type="float">
            <text:p>4.55</text:p>
          </table:table-cell>
          <table:table-cell office:value-type="string" calcext:value-type="string">
            <text:p>y91</text:p>
          </table:table-cell>
          <table:table-cell table:formula="of:=[.D92] + [.D92]*[.$B$1]" office:value-type="float" office:value="169.533766603166" calcext:value-type="float">
            <text:p>169.5338</text:p>
          </table:table-cell>
          <table:table-cell/>
          <table:table-cell table:formula="of:=2*EXP([.B93])" office:value-type="float" office:value="189.264816629847" calcext:value-type="float">
            <text:p>189.2648</text:p>
          </table:table-cell>
          <table:table-cell/>
          <table:table-cell table:formula="of:=[.F93]-[.D93]" office:value-type="float" office:value="19.731050026681" calcext:value-type="float">
            <text:p>19.731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92</text:p>
          </table:table-cell>
          <table:table-cell table:formula="of:=[.$B$1]+[.B93]" office:value-type="float" office:value="4.59999999999999" calcext:value-type="float">
            <text:p>4.60</text:p>
          </table:table-cell>
          <table:table-cell office:value-type="string" calcext:value-type="string">
            <text:p>y92</text:p>
          </table:table-cell>
          <table:table-cell table:formula="of:=[.D93] + [.D93]*[.$B$1]" office:value-type="float" office:value="178.010454933324" calcext:value-type="float">
            <text:p>178.0105</text:p>
          </table:table-cell>
          <table:table-cell/>
          <table:table-cell table:formula="of:=2*EXP([.B94])" office:value-type="float" office:value="198.968631283866" calcext:value-type="float">
            <text:p>198.9686</text:p>
          </table:table-cell>
          <table:table-cell/>
          <table:table-cell table:formula="of:=[.F94]-[.D94]" office:value-type="float" office:value="20.9581763505421" calcext:value-type="float">
            <text:p>20.958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93</text:p>
          </table:table-cell>
          <table:table-cell table:formula="of:=[.$B$1]+[.B94]" office:value-type="float" office:value="4.64999999999999" calcext:value-type="float">
            <text:p>4.65</text:p>
          </table:table-cell>
          <table:table-cell office:value-type="string" calcext:value-type="string">
            <text:p>y93</text:p>
          </table:table-cell>
          <table:table-cell table:formula="of:=[.D94] + [.D94]*[.$B$1]" office:value-type="float" office:value="186.91097767999" calcext:value-type="float">
            <text:p>186.9110</text:p>
          </table:table-cell>
          <table:table-cell/>
          <table:table-cell table:formula="of:=2*EXP([.B95])" office:value-type="float" office:value="209.169971154227" calcext:value-type="float">
            <text:p>209.1700</text:p>
          </table:table-cell>
          <table:table-cell/>
          <table:table-cell table:formula="of:=[.F95]-[.D95]" office:value-type="float" office:value="22.2589934742365" calcext:value-type="float">
            <text:p>22.259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94</text:p>
          </table:table-cell>
          <table:table-cell table:formula="of:=[.$B$1]+[.B95]" office:value-type="float" office:value="4.69999999999999" calcext:value-type="float">
            <text:p>4.70</text:p>
          </table:table-cell>
          <table:table-cell office:value-type="string" calcext:value-type="string">
            <text:p>y94</text:p>
          </table:table-cell>
          <table:table-cell table:formula="of:=[.D95] + [.D95]*[.$B$1]" office:value-type="float" office:value="196.25652656399" calcext:value-type="float">
            <text:p>196.2565</text:p>
          </table:table-cell>
          <table:table-cell/>
          <table:table-cell table:formula="of:=2*EXP([.B96])" office:value-type="float" office:value="219.894344904245" calcext:value-type="float">
            <text:p>219.8943</text:p>
          </table:table-cell>
          <table:table-cell/>
          <table:table-cell table:formula="of:=[.F96]-[.D96]" office:value-type="float" office:value="23.6378183402555" calcext:value-type="float">
            <text:p>23.637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95</text:p>
          </table:table-cell>
          <table:table-cell table:formula="of:=[.$B$1]+[.B96]" office:value-type="float" office:value="4.74999999999999" calcext:value-type="float">
            <text:p>4.75</text:p>
          </table:table-cell>
          <table:table-cell office:value-type="string" calcext:value-type="string">
            <text:p>y95</text:p>
          </table:table-cell>
          <table:table-cell table:formula="of:=[.D96] + [.D96]*[.$B$1]" office:value-type="float" office:value="206.069352892189" calcext:value-type="float">
            <text:p>206.0694</text:p>
          </table:table-cell>
          <table:table-cell/>
          <table:table-cell table:formula="of:=2*EXP([.B97])" office:value-type="float" office:value="231.168569054373" calcext:value-type="float">
            <text:p>231.1686</text:p>
          </table:table-cell>
          <table:table-cell/>
          <table:table-cell table:formula="of:=[.F97]-[.D97]" office:value-type="float" office:value="25.0992161621842" calcext:value-type="float">
            <text:p>25.099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96</text:p>
          </table:table-cell>
          <table:table-cell table:formula="of:=[.$B$1]+[.B97]" office:value-type="float" office:value="4.79999999999999" calcext:value-type="float">
            <text:p>4.80</text:p>
          </table:table-cell>
          <table:table-cell office:value-type="string" calcext:value-type="string">
            <text:p>y96</text:p>
          </table:table-cell>
          <table:table-cell table:formula="of:=[.D97] + [.D97]*[.$B$1]" office:value-type="float" office:value="216.372820536798" calcext:value-type="float">
            <text:p>216.3728</text:p>
          </table:table-cell>
          <table:table-cell/>
          <table:table-cell table:formula="of:=2*EXP([.B98])" office:value-type="float" office:value="243.020835037468" calcext:value-type="float">
            <text:p>243.0208</text:p>
          </table:table-cell>
          <table:table-cell/>
          <table:table-cell table:formula="of:=[.F98]-[.D98]" office:value-type="float" office:value="26.6480145006691" calcext:value-type="float">
            <text:p>26.648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97</text:p>
          </table:table-cell>
          <table:table-cell table:formula="of:=[.$B$1]+[.B98]" office:value-type="float" office:value="4.84999999999999" calcext:value-type="float">
            <text:p>4.85</text:p>
          </table:table-cell>
          <table:table-cell office:value-type="string" calcext:value-type="string">
            <text:p>y97</text:p>
          </table:table-cell>
          <table:table-cell table:formula="of:=[.D98] + [.D98]*[.$B$1]" office:value-type="float" office:value="227.191461563638" calcext:value-type="float">
            <text:p>227.1915</text:p>
          </table:table-cell>
          <table:table-cell/>
          <table:table-cell table:formula="of:=2*EXP([.B99])" office:value-type="float" office:value="255.480779692055" calcext:value-type="float">
            <text:p>255.4808</text:p>
          </table:table-cell>
          <table:table-cell/>
          <table:table-cell table:formula="of:=[.F99]-[.D99]" office:value-type="float" office:value="28.289318128417" calcext:value-type="float">
            <text:p>28.289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98</text:p>
          </table:table-cell>
          <table:table-cell table:formula="of:=[.$B$1]+[.B99]" office:value-type="float" office:value="4.89999999999999" calcext:value-type="float">
            <text:p>4.90</text:p>
          </table:table-cell>
          <table:table-cell office:value-type="string" calcext:value-type="string">
            <text:p>y98</text:p>
          </table:table-cell>
          <table:table-cell table:formula="of:=[.D99] + [.D99]*[.$B$1]" office:value-type="float" office:value="238.55103464182" calcext:value-type="float">
            <text:p>238.5510</text:p>
          </table:table-cell>
          <table:table-cell/>
          <table:table-cell table:formula="of:=2*EXP([.B100])" office:value-type="float" office:value="268.579559369868" calcext:value-type="float">
            <text:p>268.5796</text:p>
          </table:table-cell>
          <table:table-cell/>
          <table:table-cell table:formula="of:=[.F100]-[.D100]" office:value-type="float" office:value="30.0285247280481" calcext:value-type="float">
            <text:p>30.028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99</text:p>
          </table:table-cell>
          <table:table-cell table:formula="of:=[.$B$1]+[.B100]" office:value-type="float" office:value="4.94999999999999" calcext:value-type="float">
            <text:p>4.95</text:p>
          </table:table-cell>
          <table:table-cell office:value-type="string" calcext:value-type="string">
            <text:p>y99</text:p>
          </table:table-cell>
          <table:table-cell table:formula="of:=[.D100] + [.D100]*[.$B$1]" office:value-type="float" office:value="250.478586373911" calcext:value-type="float">
            <text:p>250.4786</text:p>
          </table:table-cell>
          <table:table-cell/>
          <table:table-cell table:formula="of:=2*EXP([.B101])" office:value-type="float" office:value="282.349927842951" calcext:value-type="float">
            <text:p>282.3499</text:p>
          </table:table-cell>
          <table:table-cell/>
          <table:table-cell table:formula="of:=[.F101]-[.D101]" office:value-type="float" office:value="31.8713414690397" calcext:value-type="float">
            <text:p>31.871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100</text:p>
          </table:table-cell>
          <table:table-cell table:formula="of:=[.$B$1]+[.B101]" office:value-type="float" office:value="4.99999999999999" calcext:value-type="float">
            <text:p>5.00</text:p>
          </table:table-cell>
          <table:table-cell office:value-type="string" calcext:value-type="string">
            <text:p>y100</text:p>
          </table:table-cell>
          <table:table-cell table:formula="of:=[.D101] + [.D101]*[.$B$1]" office:value-type="float" office:value="263.002515692607" calcext:value-type="float">
            <text:p>263.0025</text:p>
          </table:table-cell>
          <table:table-cell/>
          <table:table-cell table:formula="of:=2*EXP([.B102])" office:value-type="float" office:value="296.82631820515" calcext:value-type="float">
            <text:p>296.8263</text:p>
          </table:table-cell>
          <table:table-cell/>
          <table:table-cell table:formula="of:=[.F102]-[.D102]" office:value-type="float" office:value="33.8238025125434" calcext:value-type="float">
            <text:p>33.8238</text:p>
          </table:table-cell>
          <table:table-cell table:number-columns-repeated="1016"/>
        </table:table-row>
        <table:table-row table:style-name="ro3" table:number-rows-repeated="10484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rkusz2" table:style-name="ta2">
        <table:table-column table:style-name="co2" table:number-columns-repeated="257" table:default-cell-style-name="ce7"/>
        <table:table-row table:style-name="ro3" table:number-rows-repeated="1048575">
          <table:table-cell table:number-columns-repeated="257"/>
        </table:table-row>
        <table:table-row table:style-name="ro3">
          <table:table-cell table:number-columns-repeated="257"/>
        </table:table-row>
      </table:table>
      <table:table table:name="Arkusz3" table:style-name="ta3">
        <table:table-column table:style-name="co2" table:number-columns-repeated="257" table:default-cell-style-name="ce7"/>
        <table:table-row table:style-name="ro3" table:number-rows-repeated="1048575">
          <table:table-cell table:number-columns-repeated="257"/>
        </table:table-row>
        <table:table-row table:style-name="ro3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9">
      <number:number number:decimal-places="4" loext:min-decimal-places="4" number:min-integer-digits="1"/>
    </number:number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0" style:font-size-asian="12pt" style:font-style-asian="normal" style:font-weight-asian="0" style:font-name-complex="Times New Roman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7">00/00/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2" style:display-name="PageStyle_Arkusz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3" style:display-name="PageStyle_Arkusz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0-03-26T12:55:08</meta:creation-date>
    <dc:date>2021-03-17T22:39:05.758523812</dc:date>
    <meta:editing-cycles>6</meta:editing-cycles>
    <meta:editing-duration>PT53M28S</meta:editing-duration>
    <meta:generator>LibreOffice/6.4.6.2$Linux_X86_64 LibreOffice_project/40$Build-2</meta:generator>
    <meta:document-statistic meta:table-count="3" meta:cell-count="611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29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9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29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404cm" svg:height="12.287cm" xlink:href=".." xlink:type="simple" chart:class="chart:line" chart:style-name="ch1">
        <chart:subtitle svg:x="0cm" svg:y="0cm" chart:style-name="ch2">
          <text:p/>
        </chart:subtitle>
        <chart:legend chart:legend-position="end" svg:x="16.314cm" svg:y="5.595cm" style:legend-expansion="high" chart:style-name="ch3"/>
        <chart:plot-area chart:style-name="ch4" table:cell-range-address="Arkusz1.B1:Arkusz1.B102 Arkusz1.D1:Arkusz1.D102 Arkusz1.F1:Arkusz1.F102" chart:data-source-has-labels="both" svg:x="0.388cm" svg:y="0.245cm" svg:width="15.538cm" svg:height="11.797cm">
          <chartooo:coordinate-region svg:x="2.041cm" svg:y="0.397cm" svg:width="13.883cm" svg:height="10.6cm"/>
          <chart:axis chart:dimension="x" chart:name="primary-x" chart:style-name="ch5" chartooo:axis-type="auto">
            <chartooo:date-scale/>
            <chart:categories table:cell-range-address="Arkusz1.B1:Arkusz1.B10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rkusz1.D1:Arkusz1.D102" loext:label-string="przybliżona" chart:class="chart:line">
            <chart:data-point chart:repeated="102"/>
          </chart:series>
          <chart:series chart:style-name="ch9" chart:values-cell-range-address="Arkusz1.F1:Arkusz1.F102" loext:label-string="prawdziwa" chart:class="chart:line">
            <chart:data-point chart:repeated="10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zybliżona</text:p>
              </table:table-cell>
              <table:table-cell office:value-type="string">
                <text:p>prawdziwa</text:p>
              </table:table-cell>
            </table:table-row>
          </table:table-header-rows>
          <table:table-rows>
            <table:table-row>
              <table:table-cell office:value-type="float" office:value="0.05">
                <text:p>0.05</text:p>
                <draw:g>
                  <svg:desc>Arkusz1.B1:Arkusz1.B102</svg:desc>
                </draw:g>
              </table:table-cell>
              <table:table-cell office:value-type="float" office:value="NaN">
                <text:p>NaN</text:p>
                <draw:g>
                  <svg:desc>Arkusz1.D1:Arkusz1.D102</svg:desc>
                </draw:g>
              </table:table-cell>
              <table:table-cell office:value-type="float" office:value="NaN">
                <text:p>NaN</text:p>
                <draw:g>
                  <svg:desc>Arkusz1.F1:Arkusz1.F102</svg:desc>
                </draw:g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2.1">
                <text:p>2.1</text:p>
              </table:table-cell>
              <table:table-cell office:value-type="float" office:value="2.10254219275205">
                <text:p>2.10254219275205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2.205">
                <text:p>2.205</text:p>
              </table:table-cell>
              <table:table-cell office:value-type="float" office:value="2.2103418361513">
                <text:p>2.2103418361513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2.31525">
                <text:p>2.31525</text:p>
              </table:table-cell>
              <table:table-cell office:value-type="float" office:value="2.32366848545657">
                <text:p>2.32366848545657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2.4310125">
                <text:p>2.4310125</text:p>
              </table:table-cell>
              <table:table-cell office:value-type="float" office:value="2.44280551632034">
                <text:p>2.44280551632034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2.552563125">
                <text:p>2.552563125</text:p>
              </table:table-cell>
              <table:table-cell office:value-type="float" office:value="2.56805083337548">
                <text:p>2.56805083337548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2.68019128125">
                <text:p>2.68019128125</text:p>
              </table:table-cell>
              <table:table-cell office:value-type="float" office:value="2.69971761515201">
                <text:p>2.69971761515201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2.8142008453125">
                <text:p>2.8142008453125</text:p>
              </table:table-cell>
              <table:table-cell office:value-type="float" office:value="2.83813509718651">
                <text:p>2.83813509718651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2.95491088757813">
                <text:p>2.95491088757813</text:p>
              </table:table-cell>
              <table:table-cell office:value-type="float" office:value="2.98364939528254">
                <text:p>2.98364939528254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3.10265643195703">
                <text:p>3.10265643195703</text:p>
              </table:table-cell>
              <table:table-cell office:value-type="float" office:value="3.13662437098034">
                <text:p>3.13662437098034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3.25778925355488">
                <text:p>3.25778925355488</text:p>
              </table:table-cell>
              <table:table-cell office:value-type="float" office:value="3.29744254140026">
                <text:p>3.29744254140026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3.42067871623263">
                <text:p>3.42067871623263</text:p>
              </table:table-cell>
              <table:table-cell office:value-type="float" office:value="3.46650603573479">
                <text:p>3.46650603573479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3.59171265204426">
                <text:p>3.59171265204426</text:p>
              </table:table-cell>
              <table:table-cell office:value-type="float" office:value="3.64423760078102">
                <text:p>3.64423760078102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3.77129828464647">
                <text:p>3.77129828464647</text:p>
              </table:table-cell>
              <table:table-cell office:value-type="float" office:value="3.83108165802779">
                <text:p>3.83108165802779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3.9598631988788">
                <text:p>3.9598631988788</text:p>
              </table:table-cell>
              <table:table-cell office:value-type="float" office:value="4.02750541494095">
                <text:p>4.02750541494095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4.15785635882274">
                <text:p>4.15785635882274</text:p>
              </table:table-cell>
              <table:table-cell office:value-type="float" office:value="4.23400003322535">
                <text:p>4.23400003322535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4.36574917676387">
                <text:p>4.36574917676387</text:p>
              </table:table-cell>
              <table:table-cell office:value-type="float" office:value="4.45108185698494">
                <text:p>4.45108185698494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4.58403663560207">
                <text:p>4.58403663560207</text:p>
              </table:table-cell>
              <table:table-cell office:value-type="float" office:value="4.67929370385198">
                <text:p>4.67929370385198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4.81323846738217">
                <text:p>4.81323846738217</text:p>
              </table:table-cell>
              <table:table-cell office:value-type="float" office:value="4.9192062223139">
                <text:p>4.9192062223139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5.05390039075128">
                <text:p>5.05390039075128</text:p>
              </table:table-cell>
              <table:table-cell office:value-type="float" office:value="5.17141931863169">
                <text:p>5.17141931863169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5.30659541028884">
                <text:p>5.30659541028884</text:p>
              </table:table-cell>
              <table:table-cell office:value-type="float" office:value="5.43656365691809">
                <text:p>5.43656365691809</text:p>
              </table:table-cell>
            </table:table-row>
            <table:table-row>
              <table:table-cell office:value-type="float" office:value="1.05">
                <text:p>1.05</text:p>
              </table:table-cell>
              <table:table-cell office:value-type="float" office:value="5.57192518080328">
                <text:p>5.57192518080328</text:p>
              </table:table-cell>
              <table:table-cell office:value-type="float" office:value="5.71530223612633">
                <text:p>5.71530223612633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5.85052143984345">
                <text:p>5.85052143984345</text:p>
              </table:table-cell>
              <table:table-cell office:value-type="float" office:value="6.00833204789287">
                <text:p>6.00833204789287</text:p>
              </table:table-cell>
            </table:table-row>
            <table:table-row>
              <table:table-cell office:value-type="float" office:value="1.15">
                <text:p>1.15</text:p>
              </table:table-cell>
              <table:table-cell office:value-type="float" office:value="6.14304751183562">
                <text:p>6.14304751183562</text:p>
              </table:table-cell>
              <table:table-cell office:value-type="float" office:value="6.31638581937954">
                <text:p>6.31638581937954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6.4501998874274">
                <text:p>6.4501998874274</text:p>
              </table:table-cell>
              <table:table-cell office:value-type="float" office:value="6.6402338454731">
                <text:p>6.6402338454731</text:p>
              </table:table-cell>
            </table:table-row>
            <table:table-row>
              <table:table-cell office:value-type="float" office:value="1.25">
                <text:p>1.25</text:p>
              </table:table-cell>
              <table:table-cell office:value-type="float" office:value="6.77270988179877">
                <text:p>6.77270988179877</text:p>
              </table:table-cell>
              <table:table-cell office:value-type="float" office:value="6.98068591492369">
                <text:p>6.98068591492369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7.11134537588871">
                <text:p>7.11134537588871</text:p>
              </table:table-cell>
              <table:table-cell office:value-type="float" office:value="7.33859333523849">
                <text:p>7.33859333523849</text:p>
              </table:table-cell>
            </table:table-row>
            <table:table-row>
              <table:table-cell office:value-type="float" office:value="1.35">
                <text:p>1.35</text:p>
              </table:table-cell>
              <table:table-cell office:value-type="float" office:value="7.46691264468315">
                <text:p>7.46691264468315</text:p>
              </table:table-cell>
              <table:table-cell office:value-type="float" office:value="7.71485106139395">
                <text:p>7.71485106139395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7.8402582769173">
                <text:p>7.8402582769173</text:p>
              </table:table-cell>
              <table:table-cell office:value-type="float" office:value="8.11039993368935">
                <text:p>8.11039993368935</text:p>
              </table:table-cell>
            </table:table-row>
            <table:table-row>
              <table:table-cell office:value-type="float" office:value="1.45">
                <text:p>1.45</text:p>
              </table:table-cell>
              <table:table-cell office:value-type="float" office:value="8.23227119076317">
                <text:p>8.23227119076317</text:p>
              </table:table-cell>
              <table:table-cell office:value-type="float" office:value="8.52622903033764">
                <text:p>8.52622903033764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8.64388475030133">
                <text:p>8.64388475030133</text:p>
              </table:table-cell>
              <table:table-cell office:value-type="float" office:value="8.96337814067614">
                <text:p>8.96337814067614</text:p>
              </table:table-cell>
            </table:table-row>
            <table:table-row>
              <table:table-cell office:value-type="float" office:value="1.55">
                <text:p>1.55</text:p>
              </table:table-cell>
              <table:table-cell office:value-type="float" office:value="9.0760789878164">
                <text:p>9.0760789878164</text:p>
              </table:table-cell>
              <table:table-cell office:value-type="float" office:value="9.42294036518149">
                <text:p>9.42294036518149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9.52988293720721">
                <text:p>9.52988293720721</text:p>
              </table:table-cell>
              <table:table-cell office:value-type="float" office:value="9.90606484879024">
                <text:p>9.90606484879024</text:p>
              </table:table-cell>
            </table:table-row>
            <table:table-row>
              <table:table-cell office:value-type="float" office:value="1.65">
                <text:p>1.65</text:p>
              </table:table-cell>
              <table:table-cell office:value-type="float" office:value="10.0063770840676">
                <text:p>10.0063770840676</text:p>
              </table:table-cell>
              <table:table-cell office:value-type="float" office:value="10.4139596543597">
                <text:p>10.4139596543597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10.506695938271">
                <text:p>10.506695938271</text:p>
              </table:table-cell>
              <table:table-cell office:value-type="float" office:value="10.9478947834544">
                <text:p>10.9478947834544</text:p>
              </table:table-cell>
            </table:table-row>
            <table:table-row>
              <table:table-cell office:value-type="float" office:value="1.75">
                <text:p>1.75</text:p>
              </table:table-cell>
              <table:table-cell office:value-type="float" office:value="11.0320307351845">
                <text:p>11.0320307351845</text:p>
              </table:table-cell>
              <table:table-cell office:value-type="float" office:value="11.5092053520115">
                <text:p>11.5092053520115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11.5836322719437">
                <text:p>11.5836322719437</text:p>
              </table:table-cell>
              <table:table-cell office:value-type="float" office:value="12.0992949288259">
                <text:p>12.0992949288259</text:p>
              </table:table-cell>
            </table:table-row>
            <table:table-row>
              <table:table-cell office:value-type="float" office:value="1.85">
                <text:p>1.85</text:p>
              </table:table-cell>
              <table:table-cell office:value-type="float" office:value="12.1628138855409">
                <text:p>12.1628138855409</text:p>
              </table:table-cell>
              <table:table-cell office:value-type="float" office:value="12.7196390452037">
                <text:p>12.7196390452037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12.770954579818">
                <text:p>12.770954579818</text:p>
              </table:table-cell>
              <table:table-cell office:value-type="float" office:value="13.3717888845586">
                <text:p>13.3717888845586</text:p>
              </table:table-cell>
            </table:table-row>
            <table:table-row>
              <table:table-cell office:value-type="float" office:value="1.95">
                <text:p>1.95</text:p>
              </table:table-cell>
              <table:table-cell office:value-type="float" office:value="13.4095023088089">
                <text:p>13.4095023088089</text:p>
              </table:table-cell>
              <table:table-cell office:value-type="float" office:value="14.0573751611786">
                <text:p>14.057375161178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4.0799774242493">
                <text:p>14.0799774242493</text:p>
              </table:table-cell>
              <table:table-cell office:value-type="float" office:value="14.7781121978613">
                <text:p>14.7781121978613</text:p>
              </table:table-cell>
            </table:table-row>
            <table:table-row>
              <table:table-cell office:value-type="float" office:value="2.05">
                <text:p>2.05</text:p>
              </table:table-cell>
              <table:table-cell office:value-type="float" office:value="14.7839762954618">
                <text:p>14.7839762954618</text:p>
              </table:table-cell>
              <table:table-cell office:value-type="float" office:value="15.5358022126136">
                <text:p>15.5358022126136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15.5231751102348">
                <text:p>15.5231751102348</text:p>
              </table:table-cell>
              <table:table-cell office:value-type="float" office:value="16.3323398251353">
                <text:p>16.3323398251353</text:p>
              </table:table-cell>
            </table:table-row>
            <table:table-row>
              <table:table-cell office:value-type="float" office:value="2.15">
                <text:p>2.15</text:p>
              </table:table-cell>
              <table:table-cell office:value-type="float" office:value="16.2993338657466">
                <text:p>16.2993338657466</text:p>
              </table:table-cell>
              <table:table-cell office:value-type="float" office:value="17.1697167943558">
                <text:p>17.1697167943558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17.1143005590339">
                <text:p>17.1143005590339</text:p>
              </table:table-cell>
              <table:table-cell office:value-type="float" office:value="18.0500269988682">
                <text:p>18.0500269988682</text:p>
              </table:table-cell>
            </table:table-row>
            <table:table-row>
              <table:table-cell office:value-type="float" office:value="2.25">
                <text:p>2.25</text:p>
              </table:table-cell>
              <table:table-cell office:value-type="float" office:value="17.9700155869856">
                <text:p>17.9700155869856</text:p>
              </table:table-cell>
              <table:table-cell office:value-type="float" office:value="18.9754716727171">
                <text:p>18.9754716727171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18.8685163663349">
                <text:p>18.8685163663349</text:p>
              </table:table-cell>
              <table:table-cell office:value-type="float" office:value="19.9483649096294">
                <text:p>19.9483649096294</text:p>
              </table:table-cell>
            </table:table-row>
            <table:table-row>
              <table:table-cell office:value-type="float" office:value="2.35">
                <text:p>2.35</text:p>
              </table:table-cell>
              <table:table-cell office:value-type="float" office:value="19.8119421846516">
                <text:p>19.8119421846516</text:p>
              </table:table-cell>
              <table:table-cell office:value-type="float" office:value="20.9711394494551">
                <text:p>20.9711394494551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20.8025392938842">
                <text:p>20.8025392938842</text:p>
              </table:table-cell>
              <table:table-cell office:value-type="float" office:value="22.0463527612832">
                <text:p>22.0463527612832</text:p>
              </table:table-cell>
            </table:table-row>
            <table:table-row>
              <table:table-cell office:value-type="float" office:value="2.45">
                <text:p>2.45</text:p>
              </table:table-cell>
              <table:table-cell office:value-type="float" office:value="21.8426662585784">
                <text:p>21.8426662585784</text:p>
              </table:table-cell>
              <table:table-cell office:value-type="float" office:value="23.1766934384468">
                <text:p>23.1766934384468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22.9347995715074">
                <text:p>22.9347995715074</text:p>
              </table:table-cell>
              <table:table-cell office:value-type="float" office:value="24.3649879214069">
                <text:p>24.3649879214069</text:p>
              </table:table-cell>
            </table:table-row>
            <table:table-row>
              <table:table-cell office:value-type="float" office:value="2.55">
                <text:p>2.55</text:p>
              </table:table-cell>
              <table:table-cell office:value-type="float" office:value="24.0815395500827">
                <text:p>24.0815395500827</text:p>
              </table:table-cell>
              <table:table-cell office:value-type="float" office:value="25.614207565326">
                <text:p>25.614207565326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25.2856165275869">
                <text:p>25.2856165275869</text:p>
              </table:table-cell>
              <table:table-cell office:value-type="float" office:value="26.9274760700033">
                <text:p>26.9274760700033</text:p>
              </table:table-cell>
            </table:table-row>
            <table:table-row>
              <table:table-cell office:value-type="float" office:value="2.65">
                <text:p>2.65</text:p>
              </table:table-cell>
              <table:table-cell office:value-type="float" office:value="26.5498973539662">
                <text:p>26.5498973539662</text:p>
              </table:table-cell>
              <table:table-cell office:value-type="float" office:value="28.3080772907516">
                <text:p>28.3080772907516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27.8773922216645">
                <text:p>27.8773922216645</text:p>
              </table:table-cell>
              <table:table-cell office:value-type="float" office:value="29.7594634497456">
                <text:p>29.7594634497456</text:p>
              </table:table-cell>
            </table:table-row>
            <table:table-row>
              <table:table-cell office:value-type="float" office:value="2.75">
                <text:p>2.75</text:p>
              </table:table-cell>
              <table:table-cell office:value-type="float" office:value="29.2712618327477">
                <text:p>29.2712618327477</text:p>
              </table:table-cell>
              <table:table-cell office:value-type="float" office:value="31.2852637683763">
                <text:p>31.2852637683763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30.7348249243851">
                <text:p>30.7348249243851</text:p>
              </table:table-cell>
              <table:table-cell office:value-type="float" office:value="32.889293542194">
                <text:p>32.889293542194</text:p>
              </table:table-cell>
            </table:table-row>
            <table:table-row>
              <table:table-cell office:value-type="float" office:value="2.85">
                <text:p>2.85</text:p>
              </table:table-cell>
              <table:table-cell office:value-type="float" office:value="32.2715661706044">
                <text:p>32.2715661706044</text:p>
              </table:table-cell>
              <table:table-cell office:value-type="float" office:value="34.5755636811352">
                <text:p>34.5755636811352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33.8851444791346">
                <text:p>33.8851444791346</text:p>
              </table:table-cell>
              <table:table-cell office:value-type="float" office:value="36.348290738886">
                <text:p>36.348290738886</text:p>
              </table:table-cell>
            </table:table-row>
            <table:table-row>
              <table:table-cell office:value-type="float" office:value="2.95">
                <text:p>2.95</text:p>
              </table:table-cell>
              <table:table-cell office:value-type="float" office:value="35.5794017030913">
                <text:p>35.5794017030913</text:p>
              </table:table-cell>
              <table:table-cell office:value-type="float" office:value="38.2119074564632">
                <text:p>38.211907456463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7.3583717882459">
                <text:p>37.3583717882459</text:p>
              </table:table-cell>
              <table:table-cell office:value-type="float" office:value="40.1710738463752">
                <text:p>40.1710738463752</text:p>
              </table:table-cell>
            </table:table-row>
            <table:table-row>
              <table:table-cell office:value-type="float" office:value="3.05">
                <text:p>3.05</text:p>
              </table:table-cell>
              <table:table-cell office:value-type="float" office:value="39.2262903776582">
                <text:p>39.2262903776582</text:p>
              </table:table-cell>
              <table:table-cell office:value-type="float" office:value="42.2306888450811">
                <text:p>42.2306888450811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41.1876048965411">
                <text:p>41.1876048965411</text:p>
              </table:table-cell>
              <table:table-cell office:value-type="float" office:value="44.3959025628831">
                <text:p>44.3959025628831</text:p>
              </table:table-cell>
            </table:table-row>
            <table:table-row>
              <table:table-cell office:value-type="float" office:value="3.15">
                <text:p>3.15</text:p>
              </table:table-cell>
              <table:table-cell office:value-type="float" office:value="43.2469851413682">
                <text:p>43.2469851413682</text:p>
              </table:table-cell>
              <table:table-cell office:value-type="float" office:value="46.6721291618853">
                <text:p>46.6721291618853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45.4093343984366">
                <text:p>45.4093343984366</text:p>
              </table:table-cell>
              <table:table-cell office:value-type="float" office:value="49.0650603942185">
                <text:p>49.0650603942185</text:p>
              </table:table-cell>
            </table:table-row>
            <table:table-row>
              <table:table-cell office:value-type="float" office:value="3.25">
                <text:p>3.25</text:p>
              </table:table-cell>
              <table:table-cell office:value-type="float" office:value="47.6798011183584">
                <text:p>47.6798011183584</text:p>
              </table:table-cell>
              <table:table-cell office:value-type="float" office:value="51.5806798343859">
                <text:p>51.5806798343859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50.0637911742763">
                <text:p>50.0637911742763</text:p>
              </table:table-cell>
              <table:table-cell office:value-type="float" office:value="54.2252778413156">
                <text:p>54.2252778413156</text:p>
              </table:table-cell>
            </table:table-row>
            <table:table-row>
              <table:table-cell office:value-type="float" office:value="3.35">
                <text:p>3.35</text:p>
              </table:table-cell>
              <table:table-cell office:value-type="float" office:value="52.5669807329901">
                <text:p>52.5669807329901</text:p>
              </table:table-cell>
              <table:table-cell office:value-type="float" office:value="57.0054672875343">
                <text:p>57.0054672875343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55.1953297696396">
                <text:p>55.1953297696396</text:p>
              </table:table-cell>
              <table:table-cell office:value-type="float" office:value="59.9282000947938">
                <text:p>59.9282000947938</text:p>
              </table:table-cell>
            </table:table-row>
            <table:table-row>
              <table:table-cell office:value-type="float" office:value="3.45">
                <text:p>3.45</text:p>
              </table:table-cell>
              <table:table-cell office:value-type="float" office:value="57.9550962581216">
                <text:p>57.9550962581216</text:p>
              </table:table-cell>
              <table:table-cell office:value-type="float" office:value="63.0007846174956">
                <text:p>63.0007846174956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60.8528510710277">
                <text:p>60.8528510710277</text:p>
              </table:table-cell>
              <table:table-cell office:value-type="float" office:value="66.2309039173843">
                <text:p>66.2309039173843</text:p>
              </table:table-cell>
            </table:table-row>
            <table:table-row>
              <table:table-cell office:value-type="float" office:value="3.55">
                <text:p>3.55</text:p>
              </table:table-cell>
              <table:table-cell office:value-type="float" office:value="63.8954936245791">
                <text:p>63.8954936245791</text:p>
              </table:table-cell>
              <table:table-cell office:value-type="float" office:value="69.6266349752037">
                <text:p>69.6266349752037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67.090268305808">
                <text:p>67.090268305808</text:p>
              </table:table-cell>
              <table:table-cell office:value-type="float" office:value="73.1964688873556">
                <text:p>73.1964688873556</text:p>
              </table:table-cell>
            </table:table-row>
            <table:table-row>
              <table:table-cell office:value-type="float" office:value="3.64999999999999">
                <text:p>3.64999999999999</text:p>
              </table:table-cell>
              <table:table-cell office:value-type="float" office:value="70.4447817210984">
                <text:p>70.4447817210984</text:p>
              </table:table-cell>
              <table:table-cell office:value-type="float" office:value="76.9493320980639">
                <text:p>76.9493320980639</text:p>
              </table:table-cell>
            </table:table-row>
            <table:table-row>
              <table:table-cell office:value-type="float" office:value="3.69999999999999">
                <text:p>3.69999999999999</text:p>
              </table:table-cell>
              <table:table-cell office:value-type="float" office:value="73.9670208071534">
                <text:p>73.9670208071534</text:p>
              </table:table-cell>
              <table:table-cell office:value-type="float" office:value="80.8946087201344">
                <text:p>80.8946087201344</text:p>
              </table:table-cell>
            </table:table-row>
            <table:table-row>
              <table:table-cell office:value-type="float" office:value="3.74999999999999">
                <text:p>3.74999999999999</text:p>
              </table:table-cell>
              <table:table-cell office:value-type="float" office:value="77.665371847511">
                <text:p>77.665371847511</text:p>
              </table:table-cell>
              <table:table-cell office:value-type="float" office:value="85.0421640001251">
                <text:p>85.0421640001251</text:p>
              </table:table-cell>
            </table:table-row>
            <table:table-row>
              <table:table-cell office:value-type="float" office:value="3.79999999999999">
                <text:p>3.79999999999999</text:p>
              </table:table-cell>
              <table:table-cell office:value-type="float" office:value="81.5486404398866">
                <text:p>81.5486404398866</text:p>
              </table:table-cell>
              <table:table-cell office:value-type="float" office:value="89.4023689866012">
                <text:p>89.4023689866012</text:p>
              </table:table-cell>
            </table:table-row>
            <table:table-row>
              <table:table-cell office:value-type="float" office:value="3.84999999999999">
                <text:p>3.84999999999999</text:p>
              </table:table-cell>
              <table:table-cell office:value-type="float" office:value="85.6260724618809">
                <text:p>85.6260724618809</text:p>
              </table:table-cell>
              <table:table-cell office:value-type="float" office:value="93.986126463158">
                <text:p>93.986126463158</text:p>
              </table:table-cell>
            </table:table-row>
            <table:table-row>
              <table:table-cell office:value-type="float" office:value="3.89999999999999">
                <text:p>3.89999999999999</text:p>
              </table:table-cell>
              <table:table-cell office:value-type="float" office:value="89.907376084975">
                <text:p>89.907376084975</text:p>
              </table:table-cell>
              <table:table-cell office:value-type="float" office:value="98.8048982110598">
                <text:p>98.8048982110598</text:p>
              </table:table-cell>
            </table:table-row>
            <table:table-row>
              <table:table-cell office:value-type="float" office:value="3.94999999999999">
                <text:p>3.94999999999999</text:p>
              </table:table-cell>
              <table:table-cell office:value-type="float" office:value="94.4027448892237">
                <text:p>94.4027448892237</text:p>
              </table:table-cell>
              <table:table-cell office:value-type="float" office:value="103.870733669662">
                <text:p>103.870733669662</text:p>
              </table:table-cell>
            </table:table-row>
            <table:table-row>
              <table:table-cell office:value-type="float" office:value="3.99999999999999">
                <text:p>3.99999999999999</text:p>
              </table:table-cell>
              <table:table-cell office:value-type="float" office:value="99.1228821336849">
                <text:p>99.1228821336849</text:p>
              </table:table-cell>
              <table:table-cell office:value-type="float" office:value="109.196300066288">
                <text:p>109.196300066288</text:p>
              </table:table-cell>
            </table:table-row>
            <table:table-row>
              <table:table-cell office:value-type="float" office:value="4.04999999999999">
                <text:p>4.04999999999999</text:p>
              </table:table-cell>
              <table:table-cell office:value-type="float" office:value="104.079026240369">
                <text:p>104.079026240369</text:p>
              </table:table-cell>
              <table:table-cell office:value-type="float" office:value="114.794914090892">
                <text:p>114.794914090892</text:p>
              </table:table-cell>
            </table:table-row>
            <table:table-row>
              <table:table-cell office:value-type="float" office:value="4.09999999999999">
                <text:p>4.09999999999999</text:p>
              </table:table-cell>
              <table:table-cell office:value-type="float" office:value="109.282977552388">
                <text:p>109.282977552388</text:p>
              </table:table-cell>
              <table:table-cell office:value-type="float" office:value="120.680575194723">
                <text:p>120.680575194723</text:p>
              </table:table-cell>
            </table:table-row>
            <table:table-row>
              <table:table-cell office:value-type="float" office:value="4.14999999999999">
                <text:p>4.14999999999999</text:p>
              </table:table-cell>
              <table:table-cell office:value-type="float" office:value="114.747126430007">
                <text:p>114.747126430007</text:p>
              </table:table-cell>
              <table:table-cell office:value-type="float" office:value="126.868000596246">
                <text:p>126.868000596246</text:p>
              </table:table-cell>
            </table:table-row>
            <table:table-row>
              <table:table-cell office:value-type="float" office:value="4.19999999999999">
                <text:p>4.19999999999999</text:p>
              </table:table-cell>
              <table:table-cell office:value-type="float" office:value="120.484482751507">
                <text:p>120.484482751507</text:p>
              </table:table-cell>
              <table:table-cell office:value-type="float" office:value="133.372662081849">
                <text:p>133.372662081849</text:p>
              </table:table-cell>
            </table:table-row>
            <table:table-row>
              <table:table-cell office:value-type="float" office:value="4.24999999999999">
                <text:p>4.24999999999999</text:p>
              </table:table-cell>
              <table:table-cell office:value-type="float" office:value="126.508706889083">
                <text:p>126.508706889083</text:p>
              </table:table-cell>
              <table:table-cell office:value-type="float" office:value="140.210824693375">
                <text:p>140.210824693375</text:p>
              </table:table-cell>
            </table:table-row>
            <table:table-row>
              <table:table-cell office:value-type="float" office:value="4.29999999999999">
                <text:p>4.29999999999999</text:p>
              </table:table-cell>
              <table:table-cell office:value-type="float" office:value="132.834142233537">
                <text:p>132.834142233537</text:p>
              </table:table-cell>
              <table:table-cell office:value-type="float" office:value="147.399587399191">
                <text:p>147.399587399191</text:p>
              </table:table-cell>
            </table:table-row>
            <table:table-row>
              <table:table-cell office:value-type="float" office:value="4.34999999999999">
                <text:p>4.34999999999999</text:p>
              </table:table-cell>
              <table:table-cell office:value-type="float" office:value="139.475849345214">
                <text:p>139.475849345214</text:p>
              </table:table-cell>
              <table:table-cell office:value-type="float" office:value="154.956925850521">
                <text:p>154.956925850521</text:p>
              </table:table-cell>
            </table:table-row>
            <table:table-row>
              <table:table-cell office:value-type="float" office:value="4.39999999999999">
                <text:p>4.39999999999999</text:p>
              </table:table-cell>
              <table:table-cell office:value-type="float" office:value="146.449641812474">
                <text:p>146.449641812474</text:p>
              </table:table-cell>
              <table:table-cell office:value-type="float" office:value="162.901737329935">
                <text:p>162.901737329935</text:p>
              </table:table-cell>
            </table:table-row>
            <table:table-row>
              <table:table-cell office:value-type="float" office:value="4.44999999999999">
                <text:p>4.44999999999999</text:p>
              </table:table-cell>
              <table:table-cell office:value-type="float" office:value="153.772123903098">
                <text:p>153.772123903098</text:p>
              </table:table-cell>
              <table:table-cell office:value-type="float" office:value="171.2538880044">
                <text:p>171.2538880044</text:p>
              </table:table-cell>
            </table:table-row>
            <table:table-row>
              <table:table-cell office:value-type="float" office:value="4.49999999999999">
                <text:p>4.49999999999999</text:p>
              </table:table-cell>
              <table:table-cell office:value-type="float" office:value="161.460730098253">
                <text:p>161.460730098253</text:p>
              </table:table-cell>
              <table:table-cell office:value-type="float" office:value="180.034262601042">
                <text:p>180.034262601042</text:p>
              </table:table-cell>
            </table:table-row>
            <table:table-row>
              <table:table-cell office:value-type="float" office:value="4.54999999999999">
                <text:p>4.54999999999999</text:p>
              </table:table-cell>
              <table:table-cell office:value-type="float" office:value="169.533766603166">
                <text:p>169.533766603166</text:p>
              </table:table-cell>
              <table:table-cell office:value-type="float" office:value="189.264816629847">
                <text:p>189.264816629847</text:p>
              </table:table-cell>
            </table:table-row>
            <table:table-row>
              <table:table-cell office:value-type="float" office:value="4.59999999999999">
                <text:p>4.59999999999999</text:p>
              </table:table-cell>
              <table:table-cell office:value-type="float" office:value="178.010454933324">
                <text:p>178.010454933324</text:p>
              </table:table-cell>
              <table:table-cell office:value-type="float" office:value="198.968631283866">
                <text:p>198.968631283866</text:p>
              </table:table-cell>
            </table:table-row>
            <table:table-row>
              <table:table-cell office:value-type="float" office:value="4.64999999999999">
                <text:p>4.64999999999999</text:p>
              </table:table-cell>
              <table:table-cell office:value-type="float" office:value="186.91097767999">
                <text:p>186.91097767999</text:p>
              </table:table-cell>
              <table:table-cell office:value-type="float" office:value="209.169971154227">
                <text:p>209.169971154227</text:p>
              </table:table-cell>
            </table:table-row>
            <table:table-row>
              <table:table-cell office:value-type="float" office:value="4.69999999999999">
                <text:p>4.69999999999999</text:p>
              </table:table-cell>
              <table:table-cell office:value-type="float" office:value="196.25652656399">
                <text:p>196.25652656399</text:p>
              </table:table-cell>
              <table:table-cell office:value-type="float" office:value="219.894344904245">
                <text:p>219.894344904245</text:p>
              </table:table-cell>
            </table:table-row>
            <table:table-row>
              <table:table-cell office:value-type="float" office:value="4.74999999999999">
                <text:p>4.74999999999999</text:p>
              </table:table-cell>
              <table:table-cell office:value-type="float" office:value="206.069352892189">
                <text:p>206.069352892189</text:p>
              </table:table-cell>
              <table:table-cell office:value-type="float" office:value="231.168569054373">
                <text:p>231.168569054373</text:p>
              </table:table-cell>
            </table:table-row>
            <table:table-row>
              <table:table-cell office:value-type="float" office:value="4.79999999999999">
                <text:p>4.79999999999999</text:p>
              </table:table-cell>
              <table:table-cell office:value-type="float" office:value="216.372820536798">
                <text:p>216.372820536798</text:p>
              </table:table-cell>
              <table:table-cell office:value-type="float" office:value="243.020835037468">
                <text:p>243.020835037468</text:p>
              </table:table-cell>
            </table:table-row>
            <table:table-row>
              <table:table-cell office:value-type="float" office:value="4.84999999999999">
                <text:p>4.84999999999999</text:p>
              </table:table-cell>
              <table:table-cell office:value-type="float" office:value="227.191461563638">
                <text:p>227.191461563638</text:p>
              </table:table-cell>
              <table:table-cell office:value-type="float" office:value="255.480779692055">
                <text:p>255.480779692055</text:p>
              </table:table-cell>
            </table:table-row>
            <table:table-row>
              <table:table-cell office:value-type="float" office:value="4.89999999999999">
                <text:p>4.89999999999999</text:p>
              </table:table-cell>
              <table:table-cell office:value-type="float" office:value="238.55103464182">
                <text:p>238.55103464182</text:p>
              </table:table-cell>
              <table:table-cell office:value-type="float" office:value="268.579559369868">
                <text:p>268.579559369868</text:p>
              </table:table-cell>
            </table:table-row>
            <table:table-row>
              <table:table-cell office:value-type="float" office:value="4.94999999999999">
                <text:p>4.94999999999999</text:p>
              </table:table-cell>
              <table:table-cell office:value-type="float" office:value="250.478586373911">
                <text:p>250.478586373911</text:p>
              </table:table-cell>
              <table:table-cell office:value-type="float" office:value="282.349927842951">
                <text:p>282.349927842951</text:p>
              </table:table-cell>
            </table:table-row>
            <table:table-row>
              <table:table-cell office:value-type="float" office:value="4.99999999999999">
                <text:p>4.99999999999999</text:p>
              </table:table-cell>
              <table:table-cell office:value-type="float" office:value="263.002515692607">
                <text:p>263.002515692607</text:p>
              </table:table-cell>
              <table:table-cell office:value-type="float" office:value="296.82631820515">
                <text:p>296.826318205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